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times new" svg:font-family="'times new'"/>
  </office:font-face-decls>
  <office:automatic-styles>
    <style:style style:name="Table1" style:family="table">
      <style:table-properties style:width="6.1014in" table:align="left"/>
    </style:style>
    <style:style style:name="Table1.A" style:family="table-column">
      <style:table-column-properties style:column-width="1.2833in"/>
    </style:style>
    <style:style style:name="Table1.B" style:family="table-column">
      <style:table-column-properties style:column-width="2.5125in"/>
    </style:style>
    <style:style style:name="Table1.C" style:family="table-column">
      <style:table-column-properties style:column-width="2.305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8674in" table:align="left"/>
    </style:style>
    <style:style style:name="Table2.A" style:family="table-column">
      <style:table-column-properties style:column-width="1.0882in"/>
    </style:style>
    <style:style style:name="Table2.B" style:family="table-column">
      <style:table-column-properties style:column-width="1.6056in"/>
    </style:style>
    <style:style style:name="Table2.C" style:family="table-column">
      <style:table-column-properties style:column-width="2.173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7292in" table:align="left"/>
    </style:style>
    <style:style style:name="Table3.A" style:family="table-column">
      <style:table-column-properties style:column-width="0.6861in"/>
    </style:style>
    <style:style style:name="Table3.B" style:family="table-column">
      <style:table-column-properties style:column-width="1.1285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1.4556in"/>
    </style:style>
    <style:style style:name="Table3.E" style:family="table-column">
      <style:table-column-properties style:column-width="1.5215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paragraph-rsid="000f8edf"/>
    </style:style>
    <style:style style:name="P2" style:family="paragraph" style:parent-style-name="Heading_20_1">
      <style:text-properties officeooo:paragraph-rsid="001154b5"/>
    </style:style>
    <style:style style:name="P3" style:family="paragraph" style:parent-style-name="Heading_20_1">
      <style:text-properties officeooo:paragraph-rsid="00194298"/>
    </style:style>
    <style:style style:name="P4" style:family="paragraph" style:parent-style-name="Heading_20_2">
      <style:text-properties officeooo:rsid="000ecabb" officeooo:paragraph-rsid="000ecabb"/>
    </style:style>
    <style:style style:name="P5" style:family="paragraph" style:parent-style-name="Heading_20_2">
      <style:text-properties fo:font-size="18pt" fo:font-weight="bold" officeooo:rsid="000ecabb" officeooo:paragraph-rsid="000ecabb" style:font-size-asian="18pt" style:font-weight-asian="bold" style:font-size-complex="18pt" style:font-weight-complex="bold"/>
    </style:style>
    <style:style style:name="P6" style:family="paragraph" style:parent-style-name="Heading_20_2">
      <style:text-properties officeooo:paragraph-rsid="000f3f45"/>
    </style:style>
    <style:style style:name="P7" style:family="paragraph" style:parent-style-name="Heading_20_3">
      <style:text-properties officeooo:paragraph-rsid="0015c80c"/>
    </style:style>
    <style:style style:name="P8" style:family="paragraph" style:parent-style-name="Heading_20_3">
      <style:text-properties officeooo:paragraph-rsid="001154b5"/>
    </style:style>
    <style:style style:name="P9" style:family="paragraph" style:parent-style-name="Heading_20_3">
      <style:text-properties style:font-name="Liberation Serif" fo:font-size="16pt" fo:font-weight="bold" officeooo:rsid="0014bf1a" officeooo:paragraph-rsid="0015c80c" style:font-size-asian="16pt" style:font-weight-asian="bold" style:font-size-complex="16pt" style:font-weight-complex="bold"/>
    </style:style>
    <style:style style:name="P10" style:family="paragraph" style:parent-style-name="Heading_20_3">
      <style:text-properties style:font-name="Liberation Serif" fo:font-size="16pt" fo:font-weight="bold" officeooo:rsid="00175381" officeooo:paragraph-rsid="00175381" style:font-size-asian="16pt" style:font-weight-asian="bold" style:font-size-complex="16pt" style:font-weight-complex="bold"/>
    </style:style>
    <style:style style:name="P11" style:family="paragraph" style:parent-style-name="Heading_20_3">
      <style:text-properties officeooo:paragraph-rsid="00194298"/>
    </style:style>
    <style:style style:name="P12" style:family="paragraph" style:parent-style-name="Heading_20_3">
      <style:text-properties officeooo:paragraph-rsid="00196c80"/>
    </style:style>
    <style:style style:name="P13" style:family="paragraph" style:parent-style-name="Heading_20_3">
      <style:text-properties officeooo:paragraph-rsid="001a9c7e"/>
    </style:style>
    <style:style style:name="P14" style:family="paragraph" style:parent-style-name="Heading_20_4">
      <style:text-properties officeooo:paragraph-rsid="001a9c7e"/>
    </style:style>
    <style:style style:name="P15" style:family="paragraph" style:parent-style-name="Preformatted_20_Text">
      <style:paragraph-properties fo:margin-left="0in" fo:margin-right="0in" fo:text-indent="0in" style:auto-text-indent="false"/>
    </style:style>
    <style:style style:name="P16" style:family="paragraph" style:parent-style-name="Preformatted_20_Text">
      <style:paragraph-properties fo:margin-left="0in" fo:margin-right="0in" fo:text-indent="0in" style:auto-text-indent="false"/>
      <style:text-properties officeooo:paragraph-rsid="000f3f45"/>
    </style:style>
    <style:style style:name="P17" style:family="paragraph" style:parent-style-name="Preformatted_20_Text">
      <style:text-properties officeooo:paragraph-rsid="000f3f45"/>
    </style:style>
    <style:style style:name="P18" style:family="paragraph" style:parent-style-name="Preformatted_20_Text">
      <style:text-properties fo:font-size="14pt" fo:font-weight="bold" officeooo:paragraph-rsid="000f3f45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6pt" fo:font-weight="bold" officeooo:paragraph-rsid="0014bf1a" style:font-size-asian="16pt" style:font-weight-asian="bold" style:font-size-complex="16pt" style:font-weight-complex="bold"/>
    </style:style>
    <style:style style:name="P20" style:family="paragraph" style:parent-style-name="Preformatted_20_Text">
      <style:text-properties style:font-name="Liberation Serif" fo:font-size="16pt" fo:font-weight="bold" officeooo:paragraph-rsid="0014bf1a" style:font-size-asian="16pt" style:font-weight-asian="bold" style:font-size-complex="16pt" style:font-weight-complex="bold"/>
    </style:style>
    <style:style style:name="P21" style:family="paragraph" style:parent-style-name="Preformatted_20_Text">
      <style:text-properties style:font-name="Liberation Serif" fo:font-size="16pt" fo:font-weight="bold" officeooo:rsid="0014bf1a" officeooo:paragraph-rsid="0014bf1a" style:font-size-asian="16pt" style:font-weight-asian="bold" style:font-size-complex="16pt" style:font-weight-complex="bold"/>
    </style:style>
    <style:style style:name="P22" style:family="paragraph" style:parent-style-name="Preformatted_20_Text">
      <style:text-properties officeooo:paragraph-rsid="00175381"/>
    </style:style>
    <style:style style:name="P23" style:family="paragraph" style:parent-style-name="Preformatted_20_Text">
      <style:text-properties officeooo:paragraph-rsid="00178a63"/>
    </style:style>
    <style:style style:name="P24" style:family="paragraph" style:parent-style-name="Preformatted_20_Text">
      <style:text-properties officeooo:paragraph-rsid="00194298"/>
    </style:style>
    <style:style style:name="P25" style:family="paragraph" style:parent-style-name="Preformatted_20_Text">
      <style:paragraph-properties fo:margin-left="0in" fo:margin-right="0in" fo:text-indent="0in" style:auto-text-indent="false"/>
      <style:text-properties officeooo:paragraph-rsid="001a9c7e"/>
    </style:style>
    <style:style style:name="P26" style:family="paragraph" style:parent-style-name="Standard">
      <style:text-properties officeooo:rsid="000ecabb" officeooo:paragraph-rsid="000ecabb"/>
    </style:style>
    <style:style style:name="P27" style:family="paragraph" style:parent-style-name="Standard">
      <style:paragraph-properties fo:line-height="115%"/>
      <style:text-properties officeooo:rsid="000ecabb" officeooo:paragraph-rsid="000ecabb"/>
    </style:style>
    <style:style style:name="P28" style:family="paragraph" style:parent-style-name="Standard">
      <style:text-properties fo:font-size="15pt" fo:font-weight="bold" officeooo:rsid="000ecabb" officeooo:paragraph-rsid="000ecabb" style:font-size-asian="15pt" style:font-weight-asian="bold" style:font-size-complex="15pt" style:font-weight-complex="bold"/>
    </style:style>
    <style:style style:name="P29" style:family="paragraph" style:parent-style-name="Standard">
      <style:text-properties officeooo:paragraph-rsid="00178a63"/>
    </style:style>
    <style:style style:name="P30" style:family="paragraph" style:parent-style-name="Table_20_Contents">
      <style:text-properties fo:font-weight="bold"/>
    </style:style>
    <style:style style:name="P31" style:family="paragraph" style:parent-style-name="Table_20_Contents">
      <style:text-properties fo:font-weight="bold" officeooo:paragraph-rsid="00175381"/>
    </style:style>
    <style:style style:name="P32" style:family="paragraph" style:parent-style-name="Table_20_Contents">
      <style:text-properties officeooo:paragraph-rsid="00175381"/>
    </style:style>
    <style:style style:name="P33" style:family="paragraph" style:parent-style-name="Text_20_body" style:list-style-name="L1"/>
    <style:style style:name="P34" style:family="paragraph" style:parent-style-name="Text_20_body">
      <style:text-properties officeooo:rsid="000ecabb" officeooo:paragraph-rsid="000ecabb"/>
    </style:style>
    <style:style style:name="P35" style:family="paragraph" style:parent-style-name="Text_20_body">
      <style:text-properties officeooo:rsid="000ecabb" officeooo:paragraph-rsid="000f3f45"/>
    </style:style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Text_20_body" style:list-style-name="L4"/>
    <style:style style:name="P39" style:family="paragraph" style:parent-style-name="Text_20_body" style:list-style-name="L5"/>
    <style:style style:name="P40" style:family="paragraph" style:parent-style-name="Text_20_body" style:list-style-name="L6">
      <style:text-properties officeooo:paragraph-rsid="000f3f45"/>
    </style:style>
    <style:style style:name="P41" style:family="paragraph" style:parent-style-name="Text_20_body">
      <style:text-properties officeooo:paragraph-rsid="000ecabb"/>
    </style:style>
    <style:style style:name="P42" style:family="paragraph" style:parent-style-name="Text_20_body" style:list-style-name="L8">
      <style:text-properties officeooo:paragraph-rsid="000f3f45"/>
    </style:style>
    <style:style style:name="P43" style:family="paragraph" style:parent-style-name="Text_20_body">
      <style:text-properties officeooo:paragraph-rsid="000f3f45"/>
    </style:style>
    <style:style style:name="P44" style:family="paragraph" style:parent-style-name="Text_20_body">
      <style:text-properties fo:font-weight="bold" officeooo:paragraph-rsid="00155e83" style:font-weight-asian="bold" style:font-weight-complex="bold"/>
    </style:style>
    <style:style style:name="P45" style:family="paragraph" style:parent-style-name="Text_20_body">
      <style:text-properties fo:font-weight="bold" officeooo:rsid="00178a63" officeooo:paragraph-rsid="00178a63" style:font-weight-asian="bold" style:font-weight-complex="bold"/>
    </style:style>
    <style:style style:name="P46" style:family="paragraph" style:parent-style-name="Text_20_body">
      <style:text-properties fo:font-size="18pt" fo:font-weight="bold" officeooo:rsid="000ecabb" officeooo:paragraph-rsid="000ecabb" style:font-size-asian="18pt" style:font-weight-asian="bold" style:font-size-complex="18pt" style:font-weight-complex="bold"/>
    </style:style>
    <style:style style:name="P47" style:family="paragraph" style:parent-style-name="Text_20_body">
      <style:text-properties fo:font-size="18pt" fo:font-weight="bold" officeooo:rsid="000f8edf" officeooo:paragraph-rsid="000f8edf" style:font-size-asian="18pt" style:font-weight-asian="bold" style:font-size-complex="18pt" style:font-weight-complex="bold"/>
    </style:style>
    <style:style style:name="P48" style:family="paragraph" style:parent-style-name="Text_20_body">
      <style:text-properties fo:font-size="18pt" fo:font-weight="normal" officeooo:rsid="000f3f45" officeooo:paragraph-rsid="000f3f45" style:font-size-asian="18pt" style:font-weight-asian="normal" style:font-size-complex="18pt" style:font-weight-complex="normal"/>
    </style:style>
    <style:style style:name="P49" style:family="paragraph" style:parent-style-name="Text_20_body" style:list-style-name="L9"/>
    <style:style style:name="P50" style:family="paragraph" style:parent-style-name="Text_20_body" style:list-style-name="L9">
      <style:text-properties officeooo:paragraph-rsid="000f3f45"/>
    </style:style>
    <style:style style:name="P51" style:family="paragraph" style:parent-style-name="Text_20_body" style:list-style-name="L10"/>
    <style:style style:name="P52" style:family="paragraph" style:parent-style-name="Text_20_body">
      <style:text-properties fo:font-size="12pt" fo:font-weight="normal" officeooo:rsid="000ecabb" officeooo:paragraph-rsid="000ecabb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font-weight="normal" officeooo:rsid="00194298" officeooo:paragraph-rsid="00194298" style:font-weight-asian="normal" style:font-weight-complex="normal"/>
    </style:style>
    <style:style style:name="P54" style:family="paragraph" style:parent-style-name="Text_20_body">
      <style:text-properties officeooo:paragraph-rsid="000f8edf"/>
    </style:style>
    <style:style style:name="P55" style:family="paragraph" style:parent-style-name="Text_20_body">
      <style:text-properties officeooo:rsid="000f8edf" officeooo:paragraph-rsid="000f8edf"/>
    </style:style>
    <style:style style:name="P56" style:family="paragraph" style:parent-style-name="Text_20_body" style:list-style-name="L12"/>
    <style:style style:name="P57" style:family="paragraph" style:parent-style-name="Text_20_body" style:list-style-name="L13"/>
    <style:style style:name="P58" style:family="paragraph" style:parent-style-name="Text_20_body" style:list-style-name="L14"/>
    <style:style style:name="P59" style:family="paragraph" style:parent-style-name="Text_20_body" style:list-style-name="L15"/>
    <style:style style:name="P60" style:family="paragraph" style:parent-style-name="Text_20_body" style:list-style-name="L16"/>
    <style:style style:name="P61" style:family="paragraph" style:parent-style-name="Text_20_body" style:list-style-name="L17"/>
    <style:style style:name="P62" style:family="paragraph" style:parent-style-name="Text_20_body" style:list-style-name="L18"/>
    <style:style style:name="P63" style:family="paragraph" style:parent-style-name="Text_20_body" style:list-style-name="L19"/>
    <style:style style:name="P64" style:family="paragraph" style:parent-style-name="Text_20_body">
      <style:text-properties officeooo:paragraph-rsid="001154b5"/>
    </style:style>
    <style:style style:name="P65" style:family="paragraph" style:parent-style-name="Text_20_body" style:list-style-name="L20"/>
    <style:style style:name="P66" style:family="paragraph" style:parent-style-name="Text_20_body">
      <style:text-properties officeooo:paragraph-rsid="0013093d"/>
    </style:style>
    <style:style style:name="P67" style:family="paragraph" style:parent-style-name="Text_20_body" style:list-style-name="L21"/>
    <style:style style:name="P68" style:family="paragraph" style:parent-style-name="Text_20_body" style:list-style-name="L22"/>
    <style:style style:name="P69" style:family="paragraph" style:parent-style-name="Text_20_body" style:list-style-name="L23"/>
    <style:style style:name="P70" style:family="paragraph" style:parent-style-name="Text_20_body" style:list-style-name="L24"/>
    <style:style style:name="P71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72" style:family="paragraph" style:parent-style-name="Text_20_body">
      <style:text-properties fo:font-size="13pt" fo:font-weight="normal" officeooo:paragraph-rsid="00196c80" style:font-size-asian="13pt" style:font-weight-asian="normal" style:font-size-complex="13pt" style:font-weight-complex="normal"/>
    </style:style>
    <style:style style:name="P73" style:family="paragraph" style:parent-style-name="Text_20_body" style:list-style-name="L25"/>
    <style:style style:name="P74" style:family="paragraph" style:parent-style-name="Text_20_body" style:list-style-name="L26"/>
    <style:style style:name="P75" style:family="paragraph" style:parent-style-name="Text_20_body" style:list-style-name="L27"/>
    <style:style style:name="P76" style:family="paragraph" style:parent-style-name="Text_20_body" style:list-style-name="L28"/>
    <style:style style:name="P77" style:family="paragraph" style:parent-style-name="Text_20_body" style:list-style-name="L29"/>
    <style:style style:name="P78" style:family="paragraph" style:parent-style-name="Text_20_body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79" style:family="paragraph" style:parent-style-name="Text_20_body">
      <style:text-properties style:font-name="Liberation Serif" fo:font-size="16pt" fo:font-weight="bold" officeooo:rsid="0014bf1a" officeooo:paragraph-rsid="0015c80c" style:font-size-asian="16pt" style:font-weight-asian="bold" style:font-size-complex="16pt" style:font-weight-complex="bold"/>
    </style:style>
    <style:style style:name="P80" style:family="paragraph" style:parent-style-name="Text_20_body">
      <style:text-properties style:font-name="Liberation Serif" fo:font-size="16pt" fo:font-weight="bold" officeooo:rsid="0014bf1a" officeooo:paragraph-rsid="00175381" style:font-size-asian="16pt" style:font-weight-asian="bold" style:font-size-complex="16pt" style:font-weight-complex="bold"/>
    </style:style>
    <style:style style:name="P81" style:family="paragraph" style:parent-style-name="Text_20_body">
      <style:text-properties style:font-name="Liberation Serif" fo:font-size="16pt" fo:font-weight="bold" officeooo:rsid="00175381" officeooo:paragraph-rsid="00175381" style:font-size-asian="16pt" style:font-weight-asian="bold" style:font-size-complex="16pt" style:font-weight-complex="bold"/>
    </style:style>
    <style:style style:name="P82" style:family="paragraph" style:parent-style-name="Text_20_body">
      <style:text-properties style:font-name="Liberation Serif" fo:font-size="16pt" fo:font-weight="bold" officeooo:rsid="0018113e" officeooo:paragraph-rsid="0018113e" style:font-size-asian="16pt" style:font-weight-asian="bold" style:font-size-complex="16pt" style:font-weight-complex="bold"/>
    </style:style>
    <style:style style:name="P83" style:family="paragraph" style:parent-style-name="Text_20_body">
      <style:text-properties style:font-name="Liberation Serif" fo:font-size="16pt" fo:font-weight="bold" officeooo:rsid="001a472e" officeooo:paragraph-rsid="001a472e" style:font-size-asian="16pt" style:font-weight-asian="bold" style:font-size-complex="16pt" style:font-weight-complex="bold"/>
    </style:style>
    <style:style style:name="P84" style:family="paragraph" style:parent-style-name="Text_20_body">
      <style:text-properties style:font-name="Liberation Serif" fo:font-size="16pt" fo:font-weight="normal" officeooo:rsid="00175381" officeooo:paragraph-rsid="00175381" style:font-size-asian="16pt" style:font-weight-asian="normal" style:font-size-complex="16pt" style:font-weight-complex="normal"/>
    </style:style>
    <style:style style:name="P85" style:family="paragraph" style:parent-style-name="Text_20_body">
      <style:text-properties style:font-name="Liberation Serif" fo:font-size="13pt" fo:font-weight="bold" officeooo:rsid="0018113e" officeooo:paragraph-rsid="0018113e" style:font-size-asian="11.3500003814697pt" style:font-weight-asian="bold" style:font-size-complex="13pt" style:font-weight-complex="bold"/>
    </style:style>
    <style:style style:name="P86" style:family="paragraph" style:parent-style-name="Text_20_body">
      <style:text-properties style:font-name="Liberation Serif" fo:font-size="13pt" fo:font-weight="bold" officeooo:rsid="001a472e" officeooo:paragraph-rsid="001a472e" style:font-size-asian="11.3500003814697pt" style:font-weight-asian="bold" style:font-size-complex="13pt" style:font-weight-complex="bold"/>
    </style:style>
    <style:style style:name="P87" style:family="paragraph" style:parent-style-name="Text_20_body">
      <style:text-properties style:font-name="Liberation Serif" fo:font-size="13pt" fo:font-weight="normal" officeooo:rsid="001a472e" officeooo:paragraph-rsid="001a472e" style:font-size-asian="11.3500003814697pt" style:font-weight-asian="normal" style:font-size-complex="13pt" style:font-weight-complex="normal"/>
    </style:style>
    <style:style style:name="P88" style:family="paragraph" style:parent-style-name="Text_20_body">
      <style:text-properties officeooo:paragraph-rsid="00155e83"/>
    </style:style>
    <style:style style:name="P89" style:family="paragraph" style:parent-style-name="Text_20_body" style:list-style-name="L31">
      <style:text-properties officeooo:paragraph-rsid="00155e83"/>
    </style:style>
    <style:style style:name="P90" style:family="paragraph" style:parent-style-name="Text_20_body" style:list-style-name="L33"/>
    <style:style style:name="P91" style:family="paragraph" style:parent-style-name="Text_20_body" style:list-style-name="L34">
      <style:text-properties officeooo:paragraph-rsid="00155e83"/>
    </style:style>
    <style:style style:name="P92" style:family="paragraph" style:parent-style-name="Text_20_body" style:list-style-name="L35"/>
    <style:style style:name="P93" style:family="paragraph" style:parent-style-name="Text_20_body">
      <style:text-properties officeooo:rsid="0015c80c" officeooo:paragraph-rsid="0015c80c"/>
    </style:style>
    <style:style style:name="P94" style:family="paragraph" style:parent-style-name="Text_20_body" style:list-style-name="L35">
      <style:text-properties officeooo:rsid="0015c80c" officeooo:paragraph-rsid="0015c80c"/>
    </style:style>
    <style:style style:name="P95" style:family="paragraph" style:parent-style-name="Text_20_body">
      <style:text-properties officeooo:paragraph-rsid="0015c80c"/>
    </style:style>
    <style:style style:name="P96" style:family="paragraph" style:parent-style-name="Text_20_body" style:list-style-name="L37"/>
    <style:style style:name="P97" style:family="paragraph" style:parent-style-name="Text_20_body">
      <style:text-properties officeooo:paragraph-rsid="0017274e"/>
    </style:style>
    <style:style style:name="P98" style:family="paragraph" style:parent-style-name="Text_20_body">
      <style:text-properties officeooo:paragraph-rsid="00175381"/>
    </style:style>
    <style:style style:name="P99" style:family="paragraph" style:parent-style-name="Text_20_body" style:list-style-name="L40"/>
    <style:style style:name="P100" style:family="paragraph" style:parent-style-name="Text_20_body" style:list-style-name="L42"/>
    <style:style style:name="P101" style:family="paragraph" style:parent-style-name="Text_20_body" style:list-style-name="L43"/>
    <style:style style:name="P102" style:family="paragraph" style:parent-style-name="Text_20_body" style:list-style-name="L44"/>
    <style:style style:name="P103" style:family="paragraph" style:parent-style-name="Text_20_body" style:list-style-name="L45"/>
    <style:style style:name="P104" style:family="paragraph" style:parent-style-name="Text_20_body" style:list-style-name="L46"/>
    <style:style style:name="P105" style:family="paragraph" style:parent-style-name="Text_20_body" style:list-style-name="L48"/>
    <style:style style:name="P106" style:family="paragraph" style:parent-style-name="Text_20_body" style:list-style-name="L49"/>
    <style:style style:name="P107" style:family="paragraph" style:parent-style-name="Text_20_body" style:list-style-name="L50"/>
    <style:style style:name="P108" style:family="paragraph" style:parent-style-name="Text_20_body" style:list-style-name="L51"/>
    <style:style style:name="P109" style:family="paragraph" style:parent-style-name="Text_20_body" style:list-style-name="L52"/>
    <style:style style:name="P110" style:family="paragraph" style:parent-style-name="Text_20_body" style:list-style-name="L53"/>
    <style:style style:name="P111" style:family="paragraph" style:parent-style-name="Text_20_body" style:list-style-name="L54"/>
    <style:style style:name="P112" style:family="paragraph" style:parent-style-name="Text_20_body">
      <style:text-properties officeooo:paragraph-rsid="0018113e"/>
    </style:style>
    <style:style style:name="P113" style:family="paragraph" style:parent-style-name="Text_20_body">
      <style:text-properties officeooo:rsid="00194298" officeooo:paragraph-rsid="00194298"/>
    </style:style>
    <style:style style:name="P114" style:family="paragraph" style:parent-style-name="Text_20_body" style:list-style-name="L57"/>
    <style:style style:name="P115" style:family="paragraph" style:parent-style-name="Text_20_body">
      <style:text-properties officeooo:paragraph-rsid="00194298"/>
    </style:style>
    <style:style style:name="P116" style:family="paragraph" style:parent-style-name="Text_20_body" style:list-style-name="L58"/>
    <style:style style:name="P117" style:family="paragraph" style:parent-style-name="Text_20_body" style:list-style-name="L59"/>
    <style:style style:name="P118" style:family="paragraph" style:parent-style-name="Text_20_body">
      <style:text-properties officeooo:paragraph-rsid="00196c80"/>
    </style:style>
    <style:style style:name="P119" style:family="paragraph" style:parent-style-name="Text_20_body" style:list-style-name="L64"/>
    <style:style style:name="P120" style:family="paragraph" style:parent-style-name="Text_20_body" style:list-style-name="L66"/>
    <style:style style:name="P121" style:family="paragraph" style:parent-style-name="Text_20_body" style:list-style-name="L67"/>
    <style:style style:name="P122" style:family="paragraph" style:parent-style-name="Text_20_body" style:list-style-name="L68"/>
    <style:style style:name="P123" style:family="paragraph" style:parent-style-name="Text_20_body" style:list-style-name="L69"/>
    <style:style style:name="P124" style:family="paragraph" style:parent-style-name="Text_20_body" style:list-style-name="L70"/>
    <style:style style:name="P125" style:family="paragraph" style:parent-style-name="Text_20_body" style:list-style-name="L72"/>
    <style:style style:name="P126" style:family="paragraph" style:parent-style-name="Text_20_body" style:list-style-name="L73"/>
    <style:style style:name="P127" style:family="paragraph" style:parent-style-name="Text_20_body" style:list-style-name="L74"/>
    <style:style style:name="P128" style:family="paragraph" style:parent-style-name="Text_20_body">
      <style:text-properties officeooo:rsid="001a472e" officeooo:paragraph-rsid="001a472e"/>
    </style:style>
    <style:style style:name="P129" style:family="paragraph" style:parent-style-name="Text_20_body">
      <style:text-properties officeooo:paragraph-rsid="001a472e"/>
    </style:style>
    <style:style style:name="P130" style:family="paragraph" style:parent-style-name="Text_20_body" style:list-style-name="L76"/>
    <style:style style:name="P131" style:family="paragraph" style:parent-style-name="Text_20_body" style:list-style-name="L77"/>
    <style:style style:name="P132" style:family="paragraph" style:parent-style-name="Text_20_body">
      <style:text-properties officeooo:paragraph-rsid="001a9c7e"/>
    </style:style>
    <style:style style:name="P133" style:family="paragraph" style:parent-style-name="Text_20_body" style:list-style-name="L83"/>
    <style:style style:name="T1" style:family="text">
      <style:text-properties officeooo:rsid="000ecabb"/>
    </style:style>
    <style:style style:name="T2" style:family="text">
      <style:text-properties style:font-name="Liberation Mono"/>
    </style:style>
    <style:style style:name="T3" style:family="text">
      <style:text-properties officeooo:rsid="000f3f45"/>
    </style:style>
    <style:style style:name="T4" style:family="text">
      <style:text-properties style:font-name="URW Bookman"/>
    </style:style>
    <style:style style:name="T5" style:family="text">
      <style:text-properties style:font-name="URW Bookman" officeooo:rsid="000f3f45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font-weight="bold" style:font-size-asian="13pt" style:font-size-complex="13pt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0f8edf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94298" style:font-size-asian="13pt" style:font-weight-asian="normal" style:font-size-complex="13pt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8edf" style:font-weight-asian="bold" style:font-weight-complex="bold"/>
    </style:style>
    <style:style style:name="T14" style:family="text">
      <style:text-properties fo:font-weight="bold" officeooo:rsid="001a9c7e" style:font-weight-asian="bold" style:font-weight-complex="bold"/>
    </style:style>
    <style:style style:name="T15" style:family="text">
      <style:text-properties officeooo:rsid="000f8edf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0f8edf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154b5" style:font-size-asian="12pt" style:font-weight-asian="normal" style:font-size-complex="12pt" style:font-weight-complex="normal"/>
    </style:style>
    <style:style style:name="T19" style:family="text">
      <style:text-properties officeooo:rsid="0010260f"/>
    </style:style>
    <style:style style:name="T20" style:family="text">
      <style:text-properties fo:font-size="18pt" fo:font-weight="bold" officeooo:rsid="000ecabb" style:font-size-asian="18pt" style:font-weight-asian="bold" style:font-size-complex="18pt" style:font-weight-complex="bold"/>
    </style:style>
    <style:style style:name="T21" style:family="text">
      <style:text-properties fo:font-size="18pt" fo:font-weight="bold" officeooo:rsid="000f3f45" style:font-size-asian="18pt" style:font-weight-asian="bold" style:font-size-complex="18pt" style:font-weight-complex="bold"/>
    </style:style>
    <style:style style:name="T22" style:family="text">
      <style:text-properties fo:font-size="18pt" fo:font-weight="bold" officeooo:rsid="0010260f" style:font-size-asian="18pt" style:font-weight-asian="bold" style:font-size-complex="18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officeooo:rsid="001154b5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27" style:family="text">
      <style:text-properties style:font-name="Liberation Serif" fo:font-size="16pt" fo:font-weight="normal" officeooo:rsid="00175381" style:font-size-asian="16pt" style:font-weight-asian="normal" style:font-size-complex="16pt" style:font-weight-complex="normal"/>
    </style:style>
    <style:style style:name="T28" style:family="text">
      <style:text-properties style:font-name="Liberation Serif" fo:font-size="16pt" fo:font-weight="normal" officeooo:rsid="00194298" style:font-size-asian="16pt" style:font-weight-asian="normal" style:font-size-complex="16pt" style:font-weight-complex="normal"/>
    </style:style>
    <style:style style:name="T29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30" style:family="text">
      <style:text-properties style:font-name="Liberation Serif" fo:font-size="16pt" fo:font-weight="bold" officeooo:rsid="0018113e" style:font-size-asian="16pt" style:font-weight-asian="bold" style:font-size-complex="16pt" style:font-weight-complex="bold"/>
    </style:style>
    <style:style style:name="T31" style:family="text">
      <style:text-properties style:font-name="Liberation Serif" fo:font-size="16pt" fo:font-weight="bold" officeooo:rsid="00194298" style:font-size-asian="16pt" style:font-weight-asian="bold" style:font-size-complex="16pt" style:font-weight-complex="bold"/>
    </style:style>
    <style:style style:name="T32" style:family="text">
      <style:text-properties style:font-name="Liberation Serif" fo:font-size="16pt" style:font-size-asian="16pt" style:font-size-complex="16pt"/>
    </style:style>
    <style:style style:name="T33" style:family="text">
      <style:text-properties style:font-name="Liberation Serif" fo:font-size="16pt" officeooo:rsid="0018113e" style:font-size-asian="16pt" style:font-size-complex="16pt"/>
    </style:style>
    <style:style style:name="T34" style:family="text">
      <style:text-properties style:font-name="Liberation Serif" fo:font-weight="normal" style:font-weight-asian="normal" style:font-weight-complex="normal"/>
    </style:style>
    <style:style style:name="T35" style:family="text">
      <style:text-properties style:font-name="Liberation Serif" fo:font-weight="normal" officeooo:rsid="0015c80c" style:font-weight-asian="normal" style:font-weight-complex="normal"/>
    </style:style>
    <style:style style:name="T36" style:family="text">
      <style:text-properties style:font-name="Liberation Serif" fo:font-weight="normal" officeooo:rsid="00194298" style:font-weight-asian="normal" style:font-weight-complex="normal"/>
    </style:style>
    <style:style style:name="T37" style:family="text">
      <style:text-properties style:font-name="Liberation Serif" fo:font-size="14pt" fo:font-weight="normal" officeooo:rsid="0014bf1a" style:font-size-asian="14pt" style:font-weight-asian="normal" style:font-size-complex="14pt" style:font-weight-complex="normal"/>
    </style:style>
    <style:style style:name="T38" style:family="text">
      <style:text-properties style:font-name="Liberation Serif" fo:font-weight="bold" style:font-weight-asian="bold" style:font-weight-complex="bold"/>
    </style:style>
    <style:style style:name="T39" style:family="text">
      <style:text-properties style:font-name="Liberation Serif" fo:font-size="13pt" fo:font-weight="bold" officeooo:rsid="00194298" style:font-size-asian="13pt" style:font-weight-asian="normal" style:font-size-complex="13pt" style:font-weight-complex="normal"/>
    </style:style>
    <style:style style:name="T40" style:family="text">
      <style:text-properties style:font-name="Liberation Serif" fo:font-size="13pt" fo:font-weight="normal" officeooo:rsid="00194298" style:font-size-asian="13pt" style:font-weight-asian="normal" style:font-size-complex="13pt" style:font-weight-complex="normal"/>
    </style:style>
    <style:style style:name="T41" style:family="text">
      <style:text-properties style:font-name="Liberation Serif" fo:font-size="13pt" fo:font-weight="normal" officeooo:rsid="001a9c7e" style:font-size-asian="11.3500003814697pt" style:font-weight-asian="normal" style:font-size-complex="13pt" style:font-weight-complex="normal"/>
    </style:style>
    <style:style style:name="T42" style:family="text">
      <style:text-properties style:font-name="Liberation Serif" officeooo:rsid="0018113e"/>
    </style:style>
    <style:style style:name="T43" style:family="text">
      <style:text-properties style:font-name="Liberation Serif" officeooo:rsid="00196c80"/>
    </style:style>
    <style:style style:name="T44" style:family="text">
      <style:text-properties officeooo:rsid="0015c80c"/>
    </style:style>
    <style:style style:name="T45" style:family="text">
      <style:text-properties officeooo:rsid="0017274e"/>
    </style:style>
    <style:style style:name="T46" style:family="text">
      <style:text-properties officeooo:rsid="00175381"/>
    </style:style>
    <style:style style:name="T47" style:family="text">
      <style:text-properties fo:font-size="16pt" fo:font-weight="normal" officeooo:rsid="001a9c7e" style:font-size-asian="16pt" style:font-weight-asian="normal" style:font-size-complex="16pt" style:font-weight-complex="normal"/>
    </style:style>
    <style:style style:name="T48" style:family="text">
      <style:text-properties fo:font-size="16pt" officeooo:rsid="001a9c7e" style:font-size-asian="16pt" style:font-size-complex="16pt"/>
    </style:style>
    <style:style style:name="T49" style:family="text">
      <style:text-properties fo:font-size="16pt" fo:font-weight="bold" officeooo:rsid="001a9c7e" style:font-size-asian="16pt" style:font-weight-asian="bold" style:font-size-complex="16pt" style:font-weight-complex="bold"/>
    </style:style>
    <style:style style:name="T50" style:family="text">
      <style:text-properties fo:font-size="16pt" fo:font-weight="bold" officeooo:rsid="001a9c7e" style:font-size-asian="16pt" style:font-weight-asian="normal" style:font-size-complex="16pt" style:font-weight-complex="normal"/>
    </style:style>
    <style:style style:name="T51" style:family="text">
      <style:text-properties officeooo:rsid="00196c80"/>
    </style:style>
    <style:style style:name="T52" style:family="text">
      <style:text-properties officeooo:rsid="001a9c7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RCHITECTURE</text:p>
      <text:p text:style-name="P26"/>
      <text:p text:style-name="P28">S<text:span text:style-name="T2">tep 1 – Source Code (.java)</text:span></text:p>
      <text:p text:style-name="P26"/>
      <text:p text:style-name="P26">public class Hello {<text:line-break/>public static void main(String[] args) {<text:line-break/>System.out.println("Hello World");<text:line-break/>}<text:line-break/>}</text:p>
      <text:p text:style-name="P26"/>
      <text:p text:style-name="P34">Correct. <text:span text:style-name="Source_20_Text">.java</text:span> file is:</text:p>
      <text:list text:style-name="L1">
        <text:list-item>
          <text:p text:style-name="P33">Plain text file</text:p>
        </text:list-item>
        <text:list-item>
          <text:p text:style-name="P33">UTF-8 encoded</text:p>
        </text:list-item>
        <text:list-item>
          <text:p text:style-name="P33">Human readable</text:p>
        </text:list-item>
        <text:list-item>
          <text:p text:style-name="P33">Stored in disk (HDD / SSD)</text:p>
        </text:list-item>
      </text:list>
      <text:p text:style-name="P27">Hello.java is a file. Computer Processor does not directly understand it. So it stored in Hard Disk or SSD (secondary storage). </text:p>
      <text:p text:style-name="P26"/>
      <text:p text:style-name="P34">You can open them with:</text:p>
      <text:list text:style-name="L2">
        <text:list-item>
          <text:p text:style-name="P36">Notepad</text:p>
        </text:list-item>
        <text:list-item>
          <text:p text:style-name="P36">VS Code</text:p>
        </text:list-item>
        <text:list-item>
          <text:p text:style-name="P36">Vim</text:p>
        </text:list-item>
        <text:list-item>
          <text:p text:style-name="P36">Any text editor</text:p>
        </text:list-item>
      </text:list>
      <text:p text:style-name="Text_20_body">They are not binary files — they are normal readable text written in a programming language.</text:p>
      <text:h text:style-name="Heading_20_2" text:outline-level="2">What is a Binary File?</text:h>
      <text:p text:style-name="Text_20_body">A <text:span text:style-name="Strong_20_Emphasis">binary file</text:span> is a file that is <text:span text:style-name="Strong_20_Emphasis">not meant to be human-readable</text:span>. It contains raw bytes (0s and 1s) that usually represent:</text:p>
      <text:list text:style-name="L3">
        <text:list-item>
          <text:p text:style-name="P37">Machine instructions</text:p>
        </text:list-item>
        <text:list-item>
          <text:p text:style-name="P37">Images</text:p>
        </text:list-item>
        <text:list-item>
          <text:p text:style-name="P37">Audio</text:p>
        </text:list-item>
        <text:list-item>
          <text:p text:style-name="P37">Video</text:p>
        </text:list-item>
        <text:list-item>
          <text:p text:style-name="P37">Compiled programs</text:p>
        </text:list-item>
        <text:list-item>
          <text:p text:style-name="P37">Structured data</text:p>
        </text:list-item>
      </text:list>
      <text:p text:style-name="Text_20_body">If you open a binary file in Notepad, you will see: <text:span text:style-name="T1">@…. address</text:span></text:p>
      <text:p text:style-name="Text_20_body"/>
      <text:p text:style-name="Text_20_body"/>
      <text:p text:style-name="P35"><text:soft-page-break/>But we call something a “text file” when:</text:p>
      <text:list text:style-name="L6">
        <text:list-item>
          <text:p text:style-name="P40">The bytes follow a text encoding format (like UTF-8)</text:p>
        </text:list-item>
        <text:list-item>
          <text:p text:style-name="P40">It is readable by humans</text:p>
        </text:list-item>
      </text:list>
      <text:p text:style-name="P43">We call something a “binary file” when:</text:p>
      <text:list text:style-name="L8">
        <text:list-item>
          <text:p text:style-name="P42">The bytes represent structured or machine data</text:p>
        </text:list-item>
        <text:list-item>
          <text:p text:style-name="P42">It is not directly readable</text:p>
        </text:list-item>
      </text:list>
      <text:h text:style-name="P4" text:outline-level="2">Examples of Binary Files</text:h>
      <text:list text:style-name="L4">
        <text:list-item>
          <text:p text:style-name="P38"><text:span text:style-name="Source_20_Text">.exe</text:span> (Windows program), <text:span text:style-name="Source_20_Text">.class</text:span> (compiled Java bytecode)</text:p>
        </text:list-item>
        <text:list-item>
          <text:p text:style-name="P38"><text:span text:style-name="Source_20_Text">.jpg</text:span>, <text:span text:style-name="Source_20_Text">.png , .mp3</text:span>, <text:span text:style-name="Source_20_Text">.mp</text:span><text:span text:style-name="Source_20_Text"><text:span text:style-name="T1">4 ,</text:span></text:span><text:span text:style-name="Source_20_Text">.pdf</text:span></text:p>
        </text:list-item>
      </text:list>
      <text:h text:style-name="P4" text:outline-level="2">What Makes It “Source Code”?</text:h>
      <text:p text:style-name="Text_20_body">It becomes source code when:</text:p>
      <text:list text:style-name="L5">
        <text:list-item>
          <text:p text:style-name="P39">It follows rules of a programming language (like C, Python, Java, etc.)</text:p>
        </text:list-item>
        <text:list-item>
          <text:p text:style-name="P39">A compiler or interpreter can read it</text:p>
        </text:list-item>
        <text:list-item>
          <text:p text:style-name="P39">It can be converted into machine code</text:p>
        </text:list-item>
      </text:list>
      <text:p text:style-name="P41"><text:span text:style-name="T20">S</text:span><text:span text:style-name="T21">TEP 2 – COMPILATION</text:span><text:span text:style-name="T22">(</text:span><text:span text:style-name="Strong_20_Emphasis">JDK (Java Development Kit)</text:span><text:span text:style-name="Strong_20_Emphasis"><text:span text:style-name="T19">)<text:tab/></text:span></text:span></text:p>
      <text:p text:style-name="P48"><text:span text:style-name="T6">compiler checks is there any syntax error in your code. If not it converts to Bytecode</text:span>.</text:p>
      <text:p text:style-name="P48"><text:span text:style-name="T7">Bytecode na enna:</text:span><text:span text:style-name="T6"> Idhu intermediate language. Idhu machine code-um kedayadhu, source code-um kedayadhu. Idhu </text:span><text:span text:style-name="Source_20_Text"><text:span text:style-name="T6">0101</text:span></text:span><text:span text:style-name="T6"> mathiri irukum aana JVM ku matum puriyura mathiri design panna hexadecimal instructions.</text:span></text:p>
      <text:p text:style-name="P48"><text:span text:style-name="T6">Bytecode is instruction set for </text:span><text:span text:style-name="Strong_20_Emphasis"><text:span text:style-name="T6">Java Virtual Machine</text:span></text:span></text:p>
      <text:p text:style-name="P54"><text:span text:style-name="Strong_20_Emphasis"><text:span text:style-name="T17">JVM reads binary, not text.</text:span></text:span></text:p>
      <text:p text:style-name="P48"><text:span text:style-name="Source_20_Text"><text:span text:style-name="T6">.class</text:span></text:span><text:span text:style-name="T6"> file-ah unga </text:span><text:span text:style-name="T7">Hard Drive</text:span><text:span text:style-name="T6"> laye save aagum.</text:span></text:p>
      <text:p text:style-name="P46">Compiler 3 main phases:</text:p>
      <text:list text:style-name="L9">
        <text:list-item>
          <text:p text:style-name="P49">Lexical Analysis</text:p>
        </text:list-item>
        <text:list-item>
          <text:p text:style-name="P49">Syntax Analysis</text:p>
        </text:list-item>
        <text:list-item>
          <text:p text:style-name="P50">Semantic Analysis</text:p>
        </text:list-item>
        <text:list-item>
          <text:p text:style-name="P50">Bytecode Generation</text:p>
        </text:list-item>
      </text:list>
      <text:h text:style-name="P5" text:outline-level="2">🔹 1. Lexical Analysis</text:h>
      <text:p text:style-name="Text_20_body">Source code → tokens</text:p>
      <text:p text:style-name="Text_20_body"><text:soft-page-break/>Example:</text:p>
      <text:p text:style-name="P16">public → keyword</text:p>
      <text:p text:style-name="P17">class → keyword</text:p>
      <text:p text:style-name="P17">Hello → identifier</text:p>
      <text:p text:style-name="P17">{ → symbol</text:p>
      <text:p text:style-name="P17"/>
      <text:h text:style-name="P6" text:outline-level="2">🔹 2. Syntax Analysis</text:h>
      <text:p text:style-name="Text_20_body">Parser check pannum: Grammar?</text:p>
      <text:p text:style-name="Text_20_body">Example: public class Hello <text:span text:style-name="T3">(</text:span>Without <text:span text:style-name="Source_20_Text">{}</text:span> → error<text:span text:style-name="T3">)</text:span></text:p>
      <text:h text:style-name="Heading_20_2" text:outline-level="2">🔹 3. Semantic Analysis</text:h>
      <text:p text:style-name="Text_20_body">Check pannum:</text:p>
      <text:list text:style-name="L10">
        <text:list-item>
          <text:p text:style-name="P51">Type correct ah?</text:p>
        </text:list-item>
        <text:list-item>
          <text:p text:style-name="P51">Variable declared ah?</text:p>
        </text:list-item>
        <text:list-item>
          <text:p text:style-name="P51">Method exist ah?</text:p>
        </text:list-item>
      </text:list>
      <text:p text:style-name="Text_20_body"><text:span text:style-name="T3">Ex: </text:span>System.abc.println() - <text:span text:style-name="T3">(</text:span>Error → abc method illa<text:span text:style-name="T3">)</text:span></text:p>
      <text:p text:style-name="P18"><text:span text:style-name="T4">🔹 4. Bytecode Generation</text:span></text:p>
      <text:p text:style-name="P18"><text:span text:style-name="T5"/></text:p>
      <text:p text:style-name="P52">Hello.class – <text:span text:style-name="T3">BYTECODE</text:span></text:p>
      <text:p text:style-name="P55"><text:span text:style-name="T16">ex: </text:span><text:span text:style-name="T18">(not full bytecode)</text:span></text:p>
      <text:p text:style-name="P55"><text:span text:style-name="T18">0xb2 00 02 <text:s/>(getstatic)</text:span></text:p>
      <text:p text:style-name="P54"><text:span text:style-name="T17">10110010 00000000 00000010</text:span></text:p>
      <text:p text:style-name="P54"><text:span text:style-name="T17">00010010 00000000 00000011</text:span></text:p>
      <text:p text:style-name="P54"><text:span text:style-name="T17">Humans can't read long binary easily</text:span></text:p>
      <text:list text:style-name="L12">
        <text:list-item>
          <text:p text:style-name="P56">Tools convert binary → mnemonic form</text:p>
        </text:list-item>
      </text:list>
      <text:list text:style-name="L13">
        <text:list-item>
          <text:p text:style-name="P57">Mnemonics are easier for debugging</text:p>
        </text:list-item>
      </text:list>
      <text:p text:style-name="P47">STEP 3 : JVM</text:p>
      <text:p text:style-name="P47">JVM is:</text:p>
      <text:list text:style-name="L15">
        <text:list-item>
          <text:p text:style-name="P59">Virtual machine</text:p>
        </text:list-item>
        <text:list-item>
          <text:p text:style-name="P59">Runtime environment</text:p>
        </text:list-item>
        <text:list-item>
          <text:p text:style-name="P59">Bytecode executor</text:p>
        </text:list-item>
        <text:list-item>
          <text:p text:style-name="P59">Memory manager</text:p>
        </text:list-item>
        <text:list-item>
          <text:p text:style-name="P59">Garbage collector</text:p>
        </text:list-item>
      </text:list>
      <text:p text:style-name="P47"><text:soft-page-break/><text:span text:style-name="T8">JVM is </text:span><text:span text:style-name="Strong_20_Emphasis"><text:span text:style-name="T8">one system</text:span></text:span><text:span text:style-name="T8">, but it performs </text:span><text:span text:style-name="Strong_20_Emphasis"><text:span text:style-name="T8">multiple roles</text:span></text:span><text:span text:style-name="T8">.<text:line-break/>That’s why people describe it in many ways.</text:span></text:p>
      <text:h text:style-name="P1" text:outline-level="1"><text:span text:style-name="T9">1. JVM is a </text:span><text:span text:style-name="Emphasis"><text:span text:style-name="T9">Virtual Machine</text:span></text:span></text:h>
      <text:p text:style-name="Text_20_body">Because:</text:p>
      <text:list text:style-name="L14">
        <text:list-item>
          <text:p text:style-name="P58">It behaves like a computer</text:p>
        </text:list-item>
        <text:list-item>
          <text:p text:style-name="P58">It has its own memory</text:p>
        </text:list-item>
        <text:list-item>
          <text:p text:style-name="P58">It executes instructions</text:p>
        </text:list-item>
        <text:list-item>
          <text:p text:style-name="P58">It has its own instruction set (bytecode)</text:p>
        </text:list-item>
      </text:list>
      <text:p text:style-name="Text_20_body">But…</text:p>
      <text:p text:style-name="Text_20_body">It is <text:span text:style-name="Strong_20_Emphasis">not physical hardware</text:span>.</text:p>
      <text:p text:style-name="Text_20_body">It is software that creates a <text:span text:style-name="Emphasis">virtual computer</text:span> inside your real computer.</text:p>
      <text:p text:style-name="Text_20_body">So we call it: <text:s/><text:span text:style-name="T12">A computer inside a computer</text:span></text:p>
      <text:p text:style-name="P54"><text:span text:style-name="T13">2. </text:span><text:span text:style-name="T12">JVM is a </text:span><text:span text:style-name="Emphasis"><text:span text:style-name="T12">Runtime Environment</text:span></text:span></text:p>
      <text:p text:style-name="P54"><text:span text:style-name="Emphasis"><text:span text:style-name="T13">Runtime = Program running time.</text:span></text:span></text:p>
      <text:p text:style-name="Text_20_body">JVM provides:</text:p>
      <text:list text:style-name="L16">
        <text:list-item>
          <text:p text:style-name="P60">Memory</text:p>
        </text:list-item>
        <text:list-item>
          <text:p text:style-name="P60">Thread handling</text:p>
        </text:list-item>
        <text:list-item>
          <text:p text:style-name="P60">Class loading</text:p>
        </text:list-item>
        <text:list-item>
          <text:p text:style-name="P60">Exception handling</text:p>
        </text:list-item>
        <text:list-item>
          <text:p text:style-name="P60">Security checks</text:p>
        </text:list-item>
      </text:list>
      <text:p text:style-name="Text_20_body">It creates an environment where Java programs can run.</text:p>
      <text:p text:style-name="Text_20_body"><text:span text:style-name="T15">J</text:span>VM provides runtime environment for Java</text:p>
      <text:p text:style-name="Text_20_body">(Actually full runtime = JVM + libraries = JRE)</text:p>
      <text:p text:style-name="P54"><text:span text:style-name="T13">3. </text:span><text:span text:style-name="T12">JVM is a </text:span><text:span text:style-name="Emphasis"><text:span text:style-name="T12">Bytecode Executor</text:span></text:span></text:p>
      <text:p text:style-name="P47"><text:span text:style-name="T8">JVM:</text:span></text:p>
      <text:list text:style-name="L17">
        <text:list-item>
          <text:p text:style-name="P61">Loads <text:span text:style-name="Source_20_Text">.class</text:span> file</text:p>
        </text:list-item>
        <text:list-item>
          <text:p text:style-name="P61"><text:span text:style-name="T19">Reads Bytecode, </text:span>Verifies bytecode</text:p>
        </text:list-item>
        <text:list-item>
          <text:p text:style-name="P61">Converts it to machine code using JIT compiler</text:p>
        </text:list-item>
      </text:list>
      <text:list text:style-name="L18">
        <text:list-item>
          <text:p text:style-name="P62">Executes <text:span text:style-name="T19">it</text:span></text:p>
        </text:list-item>
      </text:list>
      <text:p text:style-name="Text_20_body">So yes — it executes bytecode.</text:p>
      <text:p text:style-name="Text_20_body">Execute = Instructions-ai run panni work panna vechuradhu.</text:p>
      <text:p text:style-name="Text_20_body"><text:soft-page-break/>System.out.println("Hello");</text:p>
      <text:p text:style-name="Text_20_body">Execute pannumbodhu:</text:p>
      <text:list text:style-name="L19">
        <text:list-item>
          <text:p text:style-name="P63">Screen la "Hello" print aagum</text:p>
        </text:list-item>
      </text:list>
      <text:p text:style-name="Text_20_body">So execution means: Code → Real action</text:p>
      <text:p text:style-name="Text_20_body">JVM converts bytecode → machine instructions for your OS &amp; CPU.</text:p>
      <text:p text:style-name="Text_20_body">Machine code = CPU-ku puriyum language.</text:p>
      <text:p text:style-name="Text_20_body">CPU will not understand <text:span text:style-name="T24">bytecode generate by compiler. </text:span></text:p>
      <text:p text:style-name="Text_20_body">This is instruction for: Java Virtual Machine.</text:p>
      <text:p text:style-name="P64">Your CPU (Intel x86) understands instructions like: 10101010 → (ADD EAX, EBX)</text:p>
      <text:h text:style-name="P8" text:outline-level="3">Bytecode-la enna dhaan irukum? (The "Magic Numbers")</text:h>
      <text:p text:style-name="Text_20_body">Oru <text:span text:style-name="Source_20_Text">.class</text:span> file-ah neenga hex editor-la thonadi paathingana, mudhal 4 bytes eppovume <text:span text:style-name="Source_20_Text">CA FE BA BE</text:span> nu irukum. Idhu dhaan <text:span text:style-name="T11">Magic Number</text:span>. JVM idha pathu dhaan "Idhu valid Java file" nu confirm paniku.</text:p>
      <text:p text:style-name="Text_20_body">Bytecode-la irukura instructions (Opcodes) udharanathuku:</text:p>
      <text:list text:style-name="L40">
        <text:list-item>
          <text:p text:style-name="P99"><text:span text:style-name="Source_20_Text">aload_0</text:span>: Reference-ah load pannu.</text:p>
        </text:list-item>
        <text:list-item>
          <text:p text:style-name="P99"><text:span text:style-name="Source_20_Text">invokespecial</text:span>: Constructor-ah call pannu.</text:p>
        </text:list-item>
        <text:list-item>
          <text:p text:style-name="P99"><text:span text:style-name="Source_20_Text">return</text:span>: Method-ah mudichutu po.</text:p>
        </text:list-item>
      </text:list>
      <text:h text:style-name="P2" text:outline-level="1">Why C program doesn’t run on Android?</text:h>
      <text:p text:style-name="Text_20_body">When you compile C on Windows:</text:p>
      <text:p text:style-name="Text_20_body">It produces: Machine code for x86 architecture.</text:p>
      <text:p text:style-name="Text_20_body">Android mostly uses: ARM architecture.</text:p>
      <text:p text:style-name="Text_20_body">x86 machine code ≠ ARM machine code.</text:p>
      <text:p text:style-name="Text_20_body">So CPU says: <text:s/>"Enakku idhu puriyala." That’s why it won’t run. Yes — it is because of <text:span text:style-name="Strong_20_Emphasis">different architecture</text:span>.</text:p>
      <text:p text:style-name="P66">Java compilation: .java → .class (bytecode)</text:p>
      <text:p text:style-name="Text_20_body">That <text:span text:style-name="Source_20_Text">.class</text:span> file contains: JVM instructions (platform independent)</text:p>
      <text:p text:style-name="Text_20_body">Now on each system:</text:p>
      <text:list text:style-name="L20">
        <text:list-item>
          <text:p text:style-name="P65">Windows has Windows JVM</text:p>
        </text:list-item>
        <text:list-item>
          <text:p text:style-name="P65">Linux has Linux JVM</text:p>
        </text:list-item>
        <text:list-item>
          <text:p text:style-name="P65">Android has its own runtime (ART / Dalvik)</text:p>
        </text:list-item>
      </text:list>
      <text:p text:style-name="Text_20_body">Each system has its own JVM built for its architecture.</text:p>
      <text:p text:style-name="Text_20_body"><text:soft-page-break/>Bytecode<text:line-break/>↓<text:line-break/>Platform-specific JVM<text:line-break/>↓<text:line-break/>Machine code for that CPU<text:line-break/>↓<text:line-break/>CPU executes</text:p>
      <text:list text:style-name="L21">
        <text:list-item>
          <text:p text:style-name="P67">Windows x86 → <text:span text:style-name="Source_20_Text">.exe</text:span> (machine code)</text:p>
        </text:list-item>
      </text:list>
      <text:list text:style-name="L22">
        <text:list-item>
          <text:p text:style-name="P68">Linux x86 → <text:span text:style-name="Source_20_Text">.out</text:span> (machine code)</text:p>
        </text:list-item>
      </text:list>
      <text:p text:style-name="Text_20_body"/>
      <text:list text:style-name="L25">
        <text:list-item>
          <text:p text:style-name="P73"><text:span text:style-name="Strong_20_Emphasis">C Compilation</text:span></text:p>
        </text:list-item>
      </text:list>
      <text:list text:style-name="L26">
        <text:list-item>
          <text:p text:style-name="P74">“C is compiled directly into <text:span text:style-name="Strong_20_Emphasis">native machine code</text:span> for a specific CPU and OS.”</text:p>
        </text:list-item>
        <text:list-item>
          <text:p text:style-name="P74">“Because machine code is platform-specific, the same C program compiled on Windows won’t run on Linux or ARM.”</text:p>
        </text:list-item>
      </text:list>
      <text:list text:style-name="L27">
        <text:list-item>
          <text:p text:style-name="P75"><text:span text:style-name="Strong_20_Emphasis">Java Compilation</text:span></text:p>
        </text:list-item>
      </text:list>
      <text:list xml:id="list3906156989" text:style-name="L28">
        <text:list-item>
          <text:p text:style-name="P76">“Java is compiled into <text:span text:style-name="Strong_20_Emphasis">bytecode</text:span>, which is <text:span text:style-name="Strong_20_Emphasis">platform-independent</text:span>.”</text:p>
        </text:list-item>
        <text:list-item>
          <text:p text:style-name="P76">“Bytecode runs on <text:span text:style-name="Strong_20_Emphasis">JVM</text:span>, which converts it to <text:span text:style-name="Strong_20_Emphasis">machine code at runtime</text:span> for the local platform.”</text:p>
        </text:list-item>
        <text:list-item>
          <text:p text:style-name="P76"><text:span text:style-name="Strong_20_Emphasis">Optional Bonus</text:span> (if interviewer asks about speed)</text:p>
        </text:list-item>
      </text:list>
      <text:list text:style-name="L29">
        <text:list-item>
          <text:p text:style-name="P77">“JVM uses <text:span text:style-name="Strong_20_Emphasis">JIT compilation</text:span>, so Java bytecode is converted to machine code <text:span text:style-name="Strong_20_Emphasis">just-in-time</text:span>, making it almost as fast as C for long-running programs.”</text:p>
        </text:list-item>
      </text:list>
      <text:list text:continue-list="list3906156989" text:style-name="L28">
        <text:list-header>
          <text:p text:style-name="P76"/>
        </text:list-header>
      </text:list>
      <text:p text:style-name="Text_20_body">Each OS + architecture has <text:span text:style-name="Strong_20_Emphasis">different CPU instructions, file formats, system calls</text:span>.</text:p>
      <text:p text:style-name="Text_20_body">So if you try to run Windows <text:span text:style-name="Source_20_Text">.exe</text:span> on Linux:</text:p>
      <text:list text:style-name="L23">
        <text:list-item>
          <text:p text:style-name="P69">CPU can’t understand Windows binary</text:p>
        </text:list-item>
        <text:list-item>
          <text:p text:style-name="P69">OS can’t load Windows PE format</text:p>
        </text:list-item>
      </text:list>
      <text:p text:style-name="Text_20_body">That’s why C programs are <text:span text:style-name="Strong_20_Emphasis">platform dependent</text:span>. You have to recompile for every platform.</text:p>
      <text:p text:style-name="P71">Java solves this</text:p>
      <text:p text:style-name="Text_20_body">Java compilation produces:</text:p>
      <text:p text:style-name="Quotations"><text:span text:style-name="Strong_20_Emphasis">Bytecode (</text:span><text:span text:style-name="Strong_20_Emphasis"><text:span text:style-name="Source_20_Text">.class</text:span></text:span><text:span text:style-name="Strong_20_Emphasis"> file) – platform independent</text:span></text:p>
      <text:p text:style-name="Text_20_body">It is <text:span text:style-name="Strong_20_Emphasis">not machine code for any CPU</text:span>, it’s an <text:span text:style-name="Strong_20_Emphasis">intermediate language for JVM</text:span>.</text:p>
      <text:p text:style-name="Text_20_body">Then, on any system:</text:p>
      <text:list text:style-name="L24">
        <text:list-item>
          <text:p text:style-name="P70">Windows JVM reads bytecode → converts to Windows machine code</text:p>
        </text:list-item>
        <text:list-item>
          <text:p text:style-name="P70">Linux JVM reads same bytecode → converts to Linux machine code</text:p>
        </text:list-item>
        <text:list-item>
          <text:p text:style-name="P70"><text:soft-page-break/>Android JVM (Dalvik/ART) reads same bytecode → converts to ARM machine code</text:p>
        </text:list-item>
      </text:list>
      <text:p text:style-name="P98">That’s why <text:span text:style-name="Strong_20_Emphasis">same </text:span><text:span text:style-name="Strong_20_Emphasis"><text:span text:style-name="Source_20_Text">.class</text:span></text:span><text:span text:style-name="Strong_20_Emphasis"> or </text:span><text:span text:style-name="Strong_20_Emphasis"><text:span text:style-name="Source_20_Text">.jar</text:span></text:span><text:span text:style-name="Strong_20_Emphasis"> file runs anywhere</text:span>, as long as a JVM exists.</text:p>
      <text:p text:style-name="P98">Java compiler (<text:span text:style-name="Source_20_Text">javac</text:span>) generate panra <text:span text:style-name="T11">Bytecode (.class)</text:span> ellarukum onnu dhaan. Aana andha bytecode-ah processor-ku puriyura <text:span text:style-name="T11">Machine Code</text:span>-ah mathura "Translator" (JVM) vera vera.</text:p>
      <text:p text:style-name="P98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2">Operating System</text:p>
            </table:table-cell>
            <table:table-cell table:style-name="Table1.A1" office:value-type="string">
              <text:p text:style-name="P32">Specific JVM / JRE Name (Internal)</text:p>
            </table:table-cell>
            <table:table-cell table:style-name="Table1.A1" office:value-type="string">
              <text:p text:style-name="P32">Main Executable File</text:p>
            </table:table-cell>
          </table:table-row>
        </table:table-header-rows>
        <table:table-row>
          <table:table-cell table:style-name="Table1.A1" office:value-type="string">
            <text:p text:style-name="P31">Windows</text:p>
          </table:table-cell>
          <table:table-cell table:style-name="Table1.A1" office:value-type="string">
            <text:p text:style-name="P31">Windows x64 JVM</text:p>
          </table:table-cell>
          <table:table-cell table:style-name="Table1.A1" office:value-type="string">
            <text:p text:style-name="P32"><text:span text:style-name="Source_20_Text">java.exe</text:span></text:p>
          </table:table-cell>
        </table:table-row>
        <table:table-row>
          <table:table-cell table:style-name="Table1.A1" office:value-type="string">
            <text:p text:style-name="P31">Linux</text:p>
          </table:table-cell>
          <table:table-cell table:style-name="Table1.A1" office:value-type="string">
            <text:p text:style-name="P31">Linux x64 JVM</text:p>
          </table:table-cell>
          <table:table-cell table:style-name="Table1.A1" office:value-type="string">
            <text:p text:style-name="P32"><text:span text:style-name="Source_20_Text">java</text:span> (Binary file, no extension)</text:p>
          </table:table-cell>
        </table:table-row>
        <table:table-row>
          <table:table-cell table:style-name="Table1.A1" office:value-type="string">
            <text:p text:style-name="P31">macOS</text:p>
          </table:table-cell>
          <table:table-cell table:style-name="Table1.A1" office:value-type="string">
            <text:p text:style-name="P31">macOS x64 / ARM64 JVM</text:p>
          </table:table-cell>
          <table:table-cell table:style-name="Table1.A1" office:value-type="string">
            <text:p text:style-name="P32"><text:span text:style-name="Source_20_Text">java</text:span> (Mach-O binary)</text:p>
          </table:table-cell>
        </table:table-row>
      </table:table>
      <text:p text:style-name="P98"/>
      <text:p text:style-name="P78"><text:span text:style-name="T15">JVM components:</text:span></text:p>
      <text:p text:style-name="P19">Class Loader</text:p>
      <text:p text:style-name="P20">Runtime Data Areas</text:p>
      <text:p text:style-name="P20">Execution Engine</text:p>
      <text:p text:style-name="P20">Native Interface</text:p>
      <text:p text:style-name="P20"><text:span text:style-name="T15">Garbage Collector</text:span></text:p>
      <text:p text:style-name="P20"/>
      <text:p text:style-name="P21">CLASS LOADER:</text:p>
      <text:p text:style-name="P88"><text:span text:style-name="T37">In Java, </text:span><text:span text:style-name="Strong_20_Emphasis"><text:span text:style-name="T37">everything is a class</text:span></text:span><text:span text:style-name="T37">, and </text:span><text:span text:style-name="Strong_20_Emphasis"><text:span text:style-name="T37">classes aren’t loaded into memory until runtime</text:span></text:span><text:span text:style-name="T37">. <text:s text:c="3"/></text:span>A <text:span text:style-name="Strong_20_Emphasis">Class Loader</text:span> is: A part of the JVM that <text:span text:style-name="Strong_20_Emphasis">loads classes into memory</text:span> when they are needed.</text:p>
      <text:p text:style-name="P88"><text:span text:style-name="Strong_20_Emphasis"><text:s text:c="12"/>Loading</text:span></text:p>
      <text:p text:style-name="P88"><text:span text:style-name="Strong_20_Emphasis"><text:s text:c="12"/></text:span>Reads <text:span text:style-name="Source_20_Text">.class</text:span> file from disk, network, or other sources. <text:s/></text:p>
      <text:p text:style-name="P88"><text:s text:c="12"/>Converts it into <text:span text:style-name="Strong_20_Emphasis"><text:span text:style-name="Source_20_Text">java.lang.Class</text:span></text:span><text:span text:style-name="Strong_20_Emphasis"> object</text:span>.</text:p>
      <text:list text:style-name="L31">
        <text:list-header>
          <text:p text:style-name="P89"><text:span text:style-name="Strong_20_Emphasis">Linking</text:span> (3 sub-steps)<text:line-break/>a) <text:span text:style-name="Strong_20_Emphasis">Verification</text:span> – Checks bytecode validity.<text:line-break/>b) <text:span text:style-name="Strong_20_Emphasis">Preparation</text:span> – Allocates memory for <text:span text:style-name="Strong_20_Emphasis">static variables</text:span> and sets default values.<text:line-break/>c) <text:span text:style-name="Strong_20_Emphasis">Resolution</text:span> – symbolic references in RCP are <text:span text:style-name="Strong_20_Emphasis">resolved to actual memory addresses/objects</text:span> if needed</text:p>
        </text:list-header>
      </text:list>
      <text:list text:style-name="L33">
        <text:list-header>
          <text:p text:style-name="P90"><text:span text:style-name="Strong_20_Emphasis">Initialization</text:span></text:p>
        </text:list-header>
      </text:list>
      <text:list text:style-name="L34">
        <text:list-item>
          <text:p text:style-name="P91">Runs <text:span text:style-name="Strong_20_Emphasis">static initializers</text:span> and <text:span text:style-name="Strong_20_Emphasis"><text:span text:style-name="Source_20_Text">static {}</text:span></text:span><text:span text:style-name="Strong_20_Emphasis"> blocks</text:span>. </text:p>
        </text:list-item>
        <text:list-item>
          <text:p text:style-name="P91">Fully prepares the class for use.</text:p>
        </text:list-item>
      </text:list>
      <text:p text:style-name="P44">Class loader types:</text:p>
      <text:list text:style-name="L35">
        <text:list-item>
          <text:p text:style-name="P92">Bootstrap Loader</text:p>
        </text:list-item>
        <text:list-item>
          <text:p text:style-name="P92">Extension Loader</text:p>
        </text:list-item>
        <text:list-item>
          <text:p text:style-name="P92">Application Loader</text:p>
        </text:list-item>
        <text:list-item>
          <text:p text:style-name="P94"><text:soft-page-break/>Custom Class Loader</text:p>
        </text:list-item>
      </text:list>
      <text:p text:style-name="P93">BOOTSTRAP : loads core java classes (java.lang, java.util..), no parent</text:p>
      <text:p text:style-name="P95"><text:span text:style-name="Source_20_Text"><text:span text:style-name="T44">rt.jar</text:span></text:span><text:span text:style-name="T44"> (runtime classes), </text:span><text:span text:style-name="Source_20_Text">resources.jar</text:span> / <text:span text:style-name="Source_20_Text">java.base</text:span> module (Java 9+)</text:p>
      <text:p text:style-name="P93">another name : Primordial Loader.</text:p>
      <text:p text:style-name="P93">EXTENSION : loads classes from jdk extensions, child of bootstrap</text:p>
      <text:p text:style-name="P93">In modern Java, called <text:span text:style-name="Strong_20_Emphasis">Platform Class Loader</text:span> (Java 9+)</text:p>
      <text:p text:style-name="P95"><text:span text:style-name="T44">SYSTEM/ APPLICATION : </text:span>Classes from <text:span text:style-name="Strong_20_Emphasis">application classpath, </text:span><text:span text:style-name="Strong_20_Emphasis"><text:span text:style-name="T44">child of extensions</text:span></text:span></text:p>
      <text:p text:style-name="P95"><text:span text:style-name="Strong_20_Emphasis">public class MyApplication {<text:line-break/>public static void main(String[] args) {<text:line-break/>System.out.println("Hello Java");<text:line-break/>} <text:line-break/>}</text:span></text:p>
      <text:p text:style-name="P97"><text:span text:style-name="Strong_20_Emphasis"><text:span text:style-name="T45">MyApplication.java is the application class.</text:span></text:span></text:p>
      <text:p text:style-name="P95"><text:span text:style-name="Strong_20_Emphasis"><text:span text:style-name="T34">Can be accessed via </text:span></text:span><text:span text:style-name="Strong_20_Emphasis"><text:span text:style-name="Source_20_Text"><text:span text:style-name="T34">ClassLoader.getSystemClassLoader().</text:span></text:span></text:span></text:p>
      <text:p text:style-name="P95"><text:span text:style-name="Source_20_Text"><text:span text:style-name="T34">will be loaded by </text:span></text:span><text:span text:style-name="Source_20_Text"><text:span text:style-name="Strong_20_Emphasis"><text:span text:style-name="T25">System Class Loader</text:span></text:span></text:span><text:span text:style-name="Source_20_Text"><text:span text:style-name="T34"> automatically.</text:span></text:span></text:p>
      <text:h text:style-name="P7" text:outline-level="3"><text:span text:style-name="Source_20_Text"><text:span text:style-name="T38">Custom Class Loader (User-defined)</text:span></text:span><text:span text:style-name="Strong_20_Emphasis"><text:span text:style-name="T25">:</text:span></text:span></text:h>
      <text:p text:style-name="P95"><text:span text:style-name="Strong_20_Emphasis"><text:span text:style-name="T34">class MyLoader extends ClassLoader {</text:span></text:span></text:p>
      <text:p text:style-name="P95"><text:span text:style-name="Strong_20_Emphasis"><text:span text:style-name="T35">p</text:span></text:span><text:span text:style-name="Strong_20_Emphasis"><text:span text:style-name="T34">ublic Class&lt;?&gt; loadClassFromBytes(byte[] b){</text:span></text:span></text:p>
      <text:p text:style-name="P95"><text:span text:style-name="Strong_20_Emphasis"><text:span text:style-name="T34">return defineClass(null, b, 0, b.length);</text:span></text:span></text:p>
      <text:p text:style-name="P95"><text:span text:style-name="Strong_20_Emphasis"><text:span text:style-name="T34"><text:s text:c="4"/>}</text:span></text:span></text:p>
      <text:p text:style-name="P95"><text:span text:style-name="Strong_20_Emphasis"><text:span text:style-name="T34">}</text:span></text:span></text:p>
      <text:p text:style-name="P95"><text:span text:style-name="Strong_20_Emphasis"><text:span text:style-name="T34">You must </text:span></text:span><text:span text:style-name="Strong_20_Emphasis"><text:span text:style-name="T25">explicitly instantiate and use</text:span></text:span><text:span text:style-name="Strong_20_Emphasis"><text:span text:style-name="T34"> it.</text:span></text:span></text:p>
      <text:p text:style-name="P95"><text:span text:style-name="Strong_20_Emphasis"><text:span text:style-name="T34">Class Loaders are like librarians:</text:span></text:span></text:p>
      <text:list text:style-name="L37">
        <text:list-item>
          <text:p text:style-name="P96"><text:span text:style-name="Strong_20_Emphasis">Bootstrap:</text:span> main library (essential books)</text:p>
        </text:list-item>
        <text:list-item>
          <text:p text:style-name="P96"><text:span text:style-name="Strong_20_Emphasis">Extension:</text:span> special reference library</text:p>
        </text:list-item>
        <text:list-item>
          <text:p text:style-name="P96"><text:span text:style-name="Strong_20_Emphasis">System:</text:span> user library</text:p>
        </text:list-item>
        <text:list-item>
          <text:p text:style-name="P96"><text:span text:style-name="Strong_20_Emphasis">Custom:</text:span> private courier library (loads books from anywhere)</text:p>
        </text:list-item>
      </text:list>
      <text:p text:style-name="P79">Runtime Memory Areas:</text:p>
      <text:p text:style-name="P80">JVM run aagum podhu RAM-ah 5 parts-ah pirikum:<text:line-break/>Method Area, Stack, <text:span text:style-name="T46">Heap, </text:span>PC Register Native Method Stack</text:p>
      <text:p text:style-name="P79"/>
      <text:p text:style-name="P79"/>
      <text:p text:style-name="P81"><text:soft-page-break/>METHOD AREA:</text:p>
      <text:h text:style-name="P10" text:outline-level="3">Java 7 and Below: The "PermGen" Era</text:h>
      <text:p text:style-name="Text_20_body">Pazhaya Java versions-la Method Area-vukku <text:span text:style-name="T11">PermGen</text:span> (Permanent Generation) nu peyar. Idhuku dhaan strict-ana limits irundhadhu.</text:p>
      <text:list text:style-name="L64">
        <text:list-item>
          <text:p text:style-name="P119"><text:span text:style-name="T11">Limit:</text:span> Idhoda size <text:span text:style-name="T11">Fixed</text:span>. Default-ah romba kammiya dhaan irukum (usually 64MB or 82MB).</text:p>
        </text:list-item>
        <text:list-item>
          <text:p text:style-name="P119"><text:span text:style-name="T11">Storage:</text:span> JVM heap memory-kulla oru part-ah dhaan idhu irundhadhu.</text:p>
        </text:list-item>
        <text:list-item>
          <text:p text:style-name="P119"><text:span text:style-name="T11">The Problem:</text:span> Neenga adhigamaana classes load panna (example: Hibernate or Spring frameworks use pannum podhu), indha 64MB seekiram fill aayidum.</text:p>
        </text:list-item>
      </text:list>
      <text:list text:style-name="L66">
        <text:list-item>
          <text:p text:style-name="P120"><text:span text:style-name="T11">Error:</text:span> Indha limit-ah thaanduna udane <text:span text:style-name="Source_20_Text"><text:span text:style-name="T11">java.lang.OutOfMemoryError: PermGen space</text:span></text:span> nu app crash aagum.</text:p>
        </text:list-item>
      </text:list>
      <text:list text:style-name="L67">
        <text:list-item>
          <text:p text:style-name="P121"><text:span text:style-name="T11">Manual Control:</text:span> Idha increase panna <text:span text:style-name="Source_20_Text">-XX:MaxPermSize</text:span> nu command use panna num.</text:p>
        </text:list-item>
      </text:list>
      <text:h text:style-name="Heading_20_3" text:outline-level="3">Java 8 and Above: The "Metaspace" Era</text:h>
      <text:p text:style-name="Text_20_body">Java 8-la PermGen-ah mothama thookitanga. Ippo irukuradhuku peru <text:span text:style-name="T11">Metaspace</text:span>.</text:p>
      <text:list text:style-name="L68">
        <text:list-item>
          <text:p text:style-name="P122"><text:span text:style-name="T11">Limit:</text:span> Metaspace-ku <text:span text:style-name="T11">Fixed limit kedayadhu</text:span>. Idhu unga computer-oda <text:span text:style-name="T11">Native RAM</text:span> (Physical Memory)-ah direct-ah use pannum.</text:p>
        </text:list-item>
        <text:list-item>
          <text:p text:style-name="P122"><text:span text:style-name="T11">Auto-Scaling:</text:span> Unga application-ku evalo memory venumo, OS kitta irundhu Metaspace adhuva eduthukum.</text:p>
        </text:list-item>
        <text:list-item>
          <text:p text:style-name="P122"><text:span text:style-name="T11">Default Limit:</text:span> Unlimited (Unga RAM size varai pogum).</text:p>
        </text:list-item>
        <text:list-item>
          <text:p text:style-name="P122"><text:span text:style-name="T11">Safety Measure:</text:span> Oru vela unga RAM mothama fill aaga koodadhu nu nenachinga na, <text:span text:style-name="Source_20_Text">-XX:MaxMetaspaceSize</text:span> nu limit set pannalam.</text:p>
        </text:list-item>
      </text:list>
      <text:p text:style-name="Text_20_body">Ippo irukura Java-la (Metaspace), indha error varuvadhu kuraivu, aana vandha adhu indha rendu kaaranathala dhaan irukum:</text:p>
      <text:list text:style-name="L69">
        <text:list-item>
          <text:p text:style-name="P123"><text:span text:style-name="T11">Memory Leak:</text:span> Neenga dynamic-ah classes generate panni (Reflection) load pannite irundhu, adha unload panna marandhuta Metaspace fill aayidum.</text:p>
        </text:list-item>
        <text:list-item>
          <text:p text:style-name="P123"><text:span text:style-name="T11">Physical RAM Full:</text:span> Unga computer RAM mothama vera apps use pannita, JVM-ala Metaspace-ah expand panna mudiyadhu.</text:p>
        </text:list-item>
      </text:list>
      <text:list text:style-name="L70">
        <text:list-item>
          <text:p text:style-name="P124"><text:span text:style-name="T11">Error:</text:span> <text:span text:style-name="Source_20_Text"><text:span text:style-name="T11">java.lang.OutOfMemoryError: Metaspace</text:span></text:span>.</text:p>
        </text:list-item>
        <text:list-item>
          <text:p text:style-name="P124"/>
        </text:list-item>
      </text:list>
      <text:p text:style-name="P84">the <text:span text:style-name="Strong_20_Emphasis">class-level info</text:span> is stored.</text:p>
      <text:p text:style-name="P84">Class name, superclass, interfaces</text:p>
      <text:list text:style-name="L42">
        <text:list-item>
          <text:p text:style-name="P100">Access modifiers (<text:span text:style-name="Source_20_Text">public</text:span>, <text:span text:style-name="Source_20_Text">private</text:span>, <text:span text:style-name="Source_20_Text">final</text:span>, etc.)</text:p>
        </text:list-item>
      </text:list>
      <text:list text:style-name="L43">
        <text:list-item>
          <text:p text:style-name="P101">Field information (name, type, modifiers)</text:p>
        </text:list-item>
      </text:list>
      <text:list text:style-name="L44">
        <text:list-item>
          <text:p text:style-name="P102"><text:soft-page-break/>Method information (name, signature, modifiers)</text:p>
        </text:list-item>
      </text:list>
      <text:list text:style-name="L45">
        <text:list-item>
          <text:p text:style-name="P103">Bytecode for methods</text:p>
        </text:list-item>
      </text:list>
      <text:p text:style-name="P22"><text:span text:style-name="T27">class Person {</text:span></text:p>
      <text:p text:style-name="P29"><text:s text:c="3"/>int age;</text:p>
      <text:p text:style-name="P23"><text:s text:c="4"/>static int count;</text:p>
      <text:p text:style-name="P23"><text:s text:c="4"/>void greet() {}</text:p>
      <text:p text:style-name="P23"><text:span text:style-name="T27">}</text:span></text:p>
      <text:list text:style-name="L46">
        <text:list-header>
          <text:p text:style-name="P104"><text:s text:c="6"/>Stored in <text:span text:style-name="Strong_20_Emphasis">Method Area</text:span>:</text:p>
          <text:list>
            <text:list-item>
              <text:p text:style-name="P104">Class name <text:span text:style-name="Source_20_Text">Person</text:span></text:p>
            </text:list-item>
            <text:list-item>
              <text:p text:style-name="P104">Fields: <text:span text:style-name="Source_20_Text">age</text:span>, <text:span text:style-name="Source_20_Text">count</text:span> (static)</text:p>
            </text:list-item>
            <text:list-item>
              <text:p text:style-name="P104">Method: <text:span text:style-name="Source_20_Text">greet()</text:span> bytecode</text:p>
            </text:list-item>
          </text:list>
        </text:list-header>
      </text:list>
      <text:p text:style-name="P45">Method area involves RCP(runtime constant pool);</text:p>
      <text:p text:style-name="P45">Part of <text:span text:style-name="Strong_20_Emphasis">Method Area / Metaspace</text:span></text:p>
      <text:list text:style-name="L48">
        <text:list-item>
          <text:p text:style-name="P105">Exists <text:span text:style-name="Strong_20_Emphasis">for each loaded class</text:span></text:p>
        </text:list-item>
      </text:list>
      <text:list text:style-name="L49">
        <text:list-item>
          <text:p text:style-name="P106">Stores <text:span text:style-name="Strong_20_Emphasis">class-level constants</text:span>, including:</text:p>
        </text:list-item>
      </text:list>
      <text:list text:style-name="L50">
        <text:list-item>
          <text:p text:style-name="P107">String literals, Final primitive constants, References to methods and fields</text:p>
        </text:list-item>
      </text:list>
      <text:list text:style-name="L51">
        <text:list-item>
          <text:p text:style-name="P108">JVM uses it <text:span text:style-name="Strong_20_Emphasis">for linking and execution</text:span></text:p>
        </text:list-item>
      </text:list>
      <text:list text:style-name="L52">
        <text:list-item>
          <text:p text:style-name="P109">Each class has <text:span text:style-name="Strong_20_Emphasis">its own constant pool</text:span>, so multiple classes → multiple RCPs</text:p>
        </text:list-item>
      </text:list>
      <text:p text:style-name="P80"><text:span text:style-name="Strong_20_Emphasis"><text:span text:style-name="T16">RCP entries</text:span></text:span><text:span text:style-name="T16"> (including </text:span><text:span text:style-name="Source_20_Text"><text:span text:style-name="T16">"Hello"</text:span></text:span><text:span text:style-name="T16"> literal) are </text:span><text:span text:style-name="Strong_20_Emphasis"><text:span text:style-name="T16">created at class loading/linking time</text:span></text:span><text:span text:style-name="T16">, not at the moment the bytecode executes.</text:span></text:p>
      <text:p text:style-name="P79">Class Loading<text:line-break/>└─ Method Area / RCP entry created<text:line-break/>└─ SCP object created if not already present</text:p>
      <text:p text:style-name="P79">Class Unloading (The Clean-up):</text:p>
      <text:p text:style-name="P79">Adhu remove aaganum na indha 3 Conditions satisfy aaganum:</text:p>
      <text:list text:style-name="L53">
        <text:list-item>
          <text:p text:style-name="P110"><text:span text:style-name="T11">No Instances:</text:span> Andha class-oda oru Single Object (Instance) kooda Heap memory-la iruka koodadhu.</text:p>
        </text:list-item>
        <text:list-item>
          <text:p text:style-name="P110"><text:span text:style-name="T11">No ClassLoader Reference:</text:span> Andha class-ah load panna <text:span text:style-name="Source_20_Text">ClassLoader</text:span> ippo active-ah iruka koodadhu. (Idhu romba mukkiyam).</text:p>
        </text:list-item>
        <text:list-item>
          <text:p text:style-name="P110"><text:span text:style-name="T11">No Reflection:</text:span> Andha class-oda <text:span text:style-name="Source_20_Text">java.lang.Class</text:span> object-ku endha reference-um iruka koodadhu (Reflection API vazhiya call panna mudiyadha nilai).</text:p>
        </text:list-item>
      </text:list>
      <text:h text:style-name="P9" text:outline-level="3">Static Variables Enna Aagum?</text:h>
      <text:p text:style-name="Text_20_body">Static variables <text:span text:style-name="T11">Method Area</text:span>-la dhaan irukum.</text:p>
      <text:list text:style-name="L54">
        <text:list-item>
          <text:p text:style-name="P111">Oru method run aagi mudinja udane static variables delete <text:span text:style-name="T11">aagathu</text:span>.</text:p>
        </text:list-item>
        <text:list-item>
          <text:p text:style-name="P111"><text:soft-page-break/>Andha moththa Class-um "Unload" aana matum dhaan static variables memory-la irundhu pogum.</text:p>
        </text:list-item>
      </text:list>
      <text:p text:style-name="P118"><text:span text:style-name="T51">1. O</text:span>ru class-la max <text:span text:style-name="T11">65,535</text:span> fields or methods dhaan irukalam. Idhu Java Bytecode specification-oda limit.</text:p>
      <text:p text:style-name="P118"><text:span text:style-name="T51">2. </text:span><text:span text:style-name="T11">Method Size Limit:</text:span> Oru single method-oda bytecode size <text:span text:style-name="T11">64 KB</text:span> thaanda koodadhu. Idhu romba periya method ezhudhuna varra limit.</text:p>
      <text:h text:style-name="P12" text:outline-level="3">S<text:span text:style-name="T51">um</text:span>mary Table: PermGen vs Metaspace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Contents">Feature</text:p>
            </table:table-cell>
            <table:table-cell table:style-name="Table2.A1" office:value-type="string">
              <text:p text:style-name="Table_20_Contents">PermGen (Java &lt; 7)</text:p>
            </table:table-cell>
            <table:table-cell table:style-name="Table2.A1" office:value-type="string">
              <text:p text:style-name="Table_20_Contents">Metaspace (Java 8+)</text:p>
            </table:table-cell>
          </table:table-row>
        </table:table-header-rows>
        <table:table-row>
          <table:table-cell table:style-name="Table2.A1" office:value-type="string">
            <text:p text:style-name="P30">Location</text:p>
          </table:table-cell>
          <table:table-cell table:style-name="Table2.A1" office:value-type="string">
            <text:p text:style-name="Table_20_Contents">Inside JVM Heap</text:p>
          </table:table-cell>
          <table:table-cell table:style-name="Table2.A1" office:value-type="string">
            <text:p text:style-name="Table_20_Contents">Native RAM (Outside Heap)</text:p>
          </table:table-cell>
        </table:table-row>
        <table:table-row>
          <table:table-cell table:style-name="Table2.A1" office:value-type="string">
            <text:p text:style-name="P30">Size Limit</text:p>
          </table:table-cell>
          <table:table-cell table:style-name="Table2.A1" office:value-type="string">
            <text:p text:style-name="Table_20_Contents">Fixed (MaxPermSize)</text:p>
          </table:table-cell>
          <table:table-cell table:style-name="Table2.A1" office:value-type="string">
            <text:p text:style-name="Table_20_Contents">Dynamic (MaxMetaspaceSize)</text:p>
          </table:table-cell>
        </table:table-row>
        <table:table-row>
          <table:table-cell table:style-name="Table2.A1" office:value-type="string">
            <text:p text:style-name="P30">Default Size</text:p>
          </table:table-cell>
          <table:table-cell table:style-name="Table2.A1" office:value-type="string">
            <text:p text:style-name="Table_20_Contents">Small (64MB - 82MB)</text:p>
          </table:table-cell>
          <table:table-cell table:style-name="Table2.A1" office:value-type="string">
            <text:p text:style-name="Table_20_Contents">Unlimited (Uses RAM)</text:p>
          </table:table-cell>
        </table:table-row>
        <table:table-row>
          <table:table-cell table:style-name="Table2.A1" office:value-type="string">
            <text:p text:style-name="P30">GC Efficiency</text:p>
          </table:table-cell>
          <table:table-cell table:style-name="Table2.A1" office:value-type="string">
            <text:p text:style-name="Table_20_Contents">Very Low</text:p>
          </table:table-cell>
          <table:table-cell table:style-name="Table2.A1" office:value-type="string">
            <text:p text:style-name="Table_20_Contents">High (Better class unloading)</text:p>
          </table:table-cell>
        </table:table-row>
      </table:table>
      <text:p text:style-name="P118"/>
      <text:p text:style-name="P82">HEAP:</text:p>
      <text:p text:style-name="P112"><text:span text:style-name="T30">store </text:span><text:span text:style-name="Strong_20_Emphasis"><text:span text:style-name="T33">objects and arrays</text:span></text:span><text:span text:style-name="T30">.</text:span></text:p>
      <text:p text:style-name="P112"><text:span text:style-name="T30">Heap memory is managed by Garbage Collector</text:span></text:p>
      <text:p text:style-name="P115"><text:span text:style-name="T30">S</text:span><text:span text:style-name="T31">hared across all threads.</text:span></text:p>
      <text:p text:style-name="P24"><text:span text:style-name="T31">Counter c = new Counter(); </text:span></text:p>
      <text:p text:style-name="P24"><text:span text:style-name="T31"/></text:p>
      <text:list text:style-name="L57">
        <text:list-item>
          <text:p text:style-name="P114">If multiple threads access <text:span text:style-name="Source_20_Text">c</text:span>, they need to see <text:span text:style-name="Strong_20_Emphasis">same object</text:span>.</text:p>
        </text:list-item>
        <text:list-item>
          <text:p text:style-name="P114">If heap were separate per thread, sharing objects would be <text:span text:style-name="Strong_20_Emphasis">impossible</text:span>.</text:p>
        </text:list-item>
      </text:list>
      <text:p text:style-name="P113"><text:span text:style-name="Strong_20_Emphasis"><text:span text:style-name="T32">Memory efficiency</text:span></text:span></text:p>
      <text:list text:style-name="L58">
        <text:list-item>
          <text:p text:style-name="P116">If each thread had its own heap, memory usage would explode</text:p>
        </text:list-item>
        <text:list-item>
          <text:p text:style-name="P116">Shared heap avoids duplication of objects</text:p>
        </text:list-item>
      </text:list>
      <text:p text:style-name="P53"><text:span text:style-name="T32">1. new</text:span></text:p>
      <text:p text:style-name="P115"><text:span text:style-name="T28">2. </text:span><text:span text:style-name="T32">Primitive arrays or object arrays</text:span></text:p>
      <text:p text:style-name="P115"><text:span text:style-name="T28">3. Wrapper objects</text:span></text:p>
      <text:p text:style-name="P113"><text:span text:style-name="T26">4. primitives inside objects</text:span></text:p>
      <text:p text:style-name="P113"><text:span text:style-name="T26">class Person {<text:line-break/>int age;<text:line-break/>double height;<text:line-break/></text:span><text:soft-page-break/><text:span text:style-name="T26">}<text:line-break/>Person p = new Person();</text:span></text:p>
      <text:p text:style-name="P113"><text:span text:style-name="T26"/></text:p>
      <text:p text:style-name="P113"><text:span text:style-name="T26">age and height is primitive even it is inside object.</text:span></text:p>
      <text:h text:style-name="P3" text:outline-level="1"><text:span text:style-name="T28">Heap Sub-Areas (Hotspot JVM concept)</text:span></text:h>
      <text:p text:style-name="Text_20_body">In Oracle JVM (HotSpot), Heap is <text:span text:style-name="Strong_20_Emphasis">further divided</text:span> into several <text:span text:style-name="Strong_20_Emphasis">logical areas</text:span>:</text:p>
      <text:list text:style-name="L59">
        <text:list-item>
          <text:p text:style-name="P117"><text:span text:style-name="Strong_20_Emphasis">Young Generation</text:span> – newly created objects</text:p>
          <text:list>
            <text:list-item>
              <text:p text:style-name="P117"><text:span text:style-name="Strong_20_Emphasis">Eden Space</text:span> → where new objects are allocated</text:p>
            </text:list-item>
            <text:list-item>
              <text:p text:style-name="P117"><text:span text:style-name="Strong_20_Emphasis">Survivor Spaces (S0, S1)</text:span> → objects that survive garbage collection here</text:p>
            </text:list-item>
          </text:list>
        </text:list-item>
        <text:list-item>
          <text:p text:style-name="P117"><text:span text:style-name="Strong_20_Emphasis">Old Generation / Tenured Generation</text:span> – long-lived objects</text:p>
          <text:list>
            <text:list-item>
              <text:p text:style-name="P117">Objects that survive multiple GC cycles are promoted here</text:p>
            </text:list-item>
          </text:list>
        </text:list-item>
        <text:list-item>
          <text:p text:style-name="P117"><text:span text:style-name="Strong_20_Emphasis">Permanent Generation (PermGen)</text:span> – in <text:span text:style-name="Strong_20_Emphasis">Java 7 and earlier</text:span></text:p>
          <text:list>
            <text:list-item>
              <text:p text:style-name="P117">Stores class metadata, static variables (before Metaspace)</text:p>
            </text:list-item>
            <text:list-item>
              <text:p text:style-name="P117"><text:span text:style-name="Strong_20_Emphasis">Java 8+ replaced PermGen with Metaspace</text:span> (outside Heap)</text:p>
            </text:list-item>
          </text:list>
        </text:list-item>
        <text:list-item>
          <text:p text:style-name="P117"><text:span text:style-name="Strong_20_Emphasis">Metaspace (Java 8+)</text:span></text:p>
          <text:list>
            <text:list-item>
              <text:p text:style-name="P117">Stores <text:span text:style-name="Strong_20_Emphasis">class metadata</text:span>, <text:span text:style-name="Strong_20_Emphasis">static variables</text:span>, RCP</text:p>
            </text:list-item>
            <text:list-item>
              <text:p text:style-name="P117">Not in Heap, but important to understand</text:p>
            </text:list-item>
          </text:list>
        </text:list-item>
      </text:list>
      <text:h text:style-name="P11" text:outline-level="3"><text:span text:style-name="T28">String Constant Pool (SCP)?</text:span></text:h>
      <text:p text:style-name="Text_20_body">SCP-nguradhu <text:span text:style-name="T11">Heap memory-kku ulla irukura oru chinna special area</text:span>. Idhoda mukkiya velai: <text:span text:style-name="T11">Memory-ah save panradhu.</text:span></text:p>
      <text:p text:style-name="P118"><text:span text:style-name="T39">Rule:</text:span><text:span text:style-name="T40"> Neenga oru String literal create panna (e.g., </text:span><text:span text:style-name="Source_20_Text"><text:span text:style-name="T10">String s = "Hello"</text:span></text:span><text:span text:style-name="T40">), JVM modhala SCP-la check pannum—"Hello" nu vera edhavadhu string munnadiye iruka nu.</text:span></text:p>
      <text:p text:style-name="P118"><text:span text:style-name="T7">Reuse:</text:span><text:span text:style-name="T6"> Irundha, adhe memory address-ah thirumbavum kuduthidum. Pudhusa create pannaadhu. Idhu dhaan </text:span><text:span text:style-name="T7">String Interning</text:span><text:span text:style-name="T6">.</text:span></text:p>
      <text:p text:style-name="P72"><text:span text:style-name="T42">Ja</text:span><text:span text:style-name="T43">v</text:span><text:span text:style-name="T42">a 6 and below: SCP vandhu PermGen (Method Area)-la irundhuchu. Adhoda size romba fixed-ah irundhadhala "Out of Memory" error varum.</text:span></text:p>
      <text:p text:style-name="P118"><text:span text:style-name="T11">Java 7, 8 and above:</text:span> SCP-ah <text:span text:style-name="T11">Heap Area</text:span>-kulla kondu vandhutanga. Ippo idhula Garbage Collection (GC) romba nalla nadakum. </text:p>
      <text:p text:style-name="P118"><text:span text:style-name="T11">Garbage Collection:</text:span> SCP-la irukura Strings-um Garbage Collect aagum (Java 7-ku appram), aana adha use panra variables ellame scope-ah vittu ponaa matum dhaan.</text:p>
      <text:p text:style-name="P118"/>
      <text:p text:style-name="P118"/>
      <text:p text:style-name="P128"><text:soft-page-break/><text:span text:style-name="T11">Heap Limits:</text:span></text:p>
      <text:p text:style-name="P118"><text:span text:style-name="T11">Default Size:</text:span> Neenga edhuvum mention pannala na, JVM unga <text:span text:style-name="T11">Physical RAM-la 1/4th (25%)-ah</text:span> max heap size-ah eduthukum.</text:p>
      <text:list text:style-name="L72">
        <text:list-item>
          <text:p text:style-name="P125"><text:span text:style-name="T11">Manual Limits:</text:span> Neenga JVM arguments vazhiya idha control pannalam:</text:p>
        </text:list-item>
      </text:list>
      <text:list text:style-name="L73">
        <text:list-item>
          <text:p text:style-name="P126"><text:span text:style-name="Source_20_Text">-Xms</text:span>: Initial heap size (App start aagum podhu irukura memory).</text:p>
        </text:list-item>
        <text:list-item>
          <text:p text:style-name="P126"><text:span text:style-name="Source_20_Text">-Xmx</text:span>: Maximum heap size (Idha thaandi memory keta dhaan <text:span text:style-name="Source_20_Text">OutOfMemoryError</text:span> varum).</text:p>
        </text:list-item>
      </text:list>
      <text:list text:style-name="L74">
        <text:list-item>
          <text:p text:style-name="P127"><text:span text:style-name="T11">Physical Limit:</text:span> Unga OS 32-bit ah irundha, heap size max <text:span text:style-name="T11">1.5GB to 2GB</text:span> varai dhaan irukum. 64-bit OS-la unga RAM evalo iruko (TB kanakkula kooda) avlo dhaan limit.</text:p>
        </text:list-item>
      </text:list>
      <text:p text:style-name="P118">Moththa Heap-la evalo space iruko, avlo dhaan SCP-oda limit.</text:p>
      <text:p text:style-name="P129">SCP internal-ah oru <text:span text:style-name="T11">Hashtable</text:span> structure-ah use pannum. Idhula oru chinna technical limit/performance limit iruku:</text:p>
      <text:p text:style-name="P129"><text:span text:style-name="T11">Bucket Size:</text:span> SCP-la irukura strings-ah search panna buckets irukum. Java 8-la idhu default-ah <text:span text:style-name="T11">60,013</text:span>.</text:p>
      <text:p text:style-name="P82"><text:span text:style-name="T6">Neenga oru Heap object-ah SCP-ku mathanumna </text:span><text:span text:style-name="Source_20_Text"><text:span text:style-name="T6">intern()</text:span></text:span><text:span text:style-name="T6"> method-ah use panlam.</text:span></text:p>
      <text:p text:style-name="P85">Why Strings are Immutable? Java-la Strings "Immutable" (matha mudiyadhu) nu solluvanga. Adhuku main reason-e indha SCP dhaan. Oru String-ah mathuna, adha use panra ellaa references-um affect aagum, so security and consistency-kaga immutable-ah vechirukanga.</text:p>
      <text:p text:style-name="P83">STACK:</text:p>
      <text:p text:style-name="P86">stores <text:span text:style-name="Strong_20_Emphasis">thread-specific data</text:span> during method execution.</text:p>
      <text:p text:style-name="P87">Ovvoru thread-um oru method-ah call pannum podhu, JVM andha thread-oda stack-la oru "Frame"-ah create pannum. Indha frame-kulla dhaan indha data ellame irukum.</text:p>
      <text:p text:style-name="P87"><text:span text:style-name="Strong_20_Emphasis">Each thread has its own stack</text:span> (not shared).</text:p>
      <text:p text:style-name="P87">Stores:</text:p>
      <text:p text:style-name="P87"><text:span text:style-name="Strong_20_Emphasis">1. Local Variables</text:span></text:p>
      <text:list text:style-name="L76">
        <text:list-item>
          <text:p text:style-name="P130">Primitives and references declared inside the method</text:p>
        </text:list-item>
        <text:list-item>
          <text:p text:style-name="P130">Includes method parameters</text:p>
          <text:p text:style-name="P130">void foo(int x) {<text:line-break/>int y = x + 5; // x and y stored in local variables<text:line-break/>}</text:p>
        </text:list-item>
      </text:list>
      <text:p text:style-name="P87"><text:span text:style-name="Strong_20_Emphasis">2. Operand Stack</text:span></text:p>
      <text:list text:style-name="L77">
        <text:list-item>
          <text:p text:style-name="P131">Used for <text:span text:style-name="Strong_20_Emphasis">intermediate calculations</text:span> during method execution</text:p>
        </text:list-item>
      </text:list>
      <text:p text:style-name="Text_20_body">Example: <text:span text:style-name="Source_20_Text">int z = x + y;</text:span> → x and y are pushed on operand stack → result stored</text:p>
      <text:p text:style-name="P132"><text:soft-page-break/><text:span text:style-name="T41">3. </text:span>Tells JVM where to continue after method returns.</text:p>
      <text:p text:style-name="P132"><text:span text:style-name="Strong_20_Emphasis">Size - </text:span>Default stack size varies by JVM and platform.</text:p>
      <text:p text:style-name="P132">Can be configured with <text:span text:style-name="Strong_20_Emphasis"><text:span text:style-name="Source_20_Text">-Xss</text:span></text:span><text:span text:style-name="Strong_20_Emphasis"> option</text:span></text:p>
      <text:p text:style-name="P25"><text:span text:style-name="Strong_20_Emphasis">java -Xss512k MyClass</text:span></text:p>
      <text:p text:style-name="P25"><text:span text:style-name="Strong_20_Emphasis"/></text:p>
      <text:p text:style-name="P132"><text:span text:style-name="Strong_20_Emphasis">StackOverflowError - </text:span>If <text:span text:style-name="Strong_20_Emphasis">too many method calls</text:span> or <text:span text:style-name="Strong_20_Emphasis">deep recursion</text:span>, stack exceeds limit → JVM throws <text:span text:style-name="Source_20_Text">StackOverflowError.</text:span></text:p>
      <text:p text:style-name="P132"><text:span text:style-name="Source_20_Text"><text:span text:style-name="T50">PC Registers:</text:span></text:span><text:span text:style-name="Source_20_Text"><text:span text:style-name="T47"> Ippo endha instruction run aitu iruku nu address-ah vechirukum.</text:span></text:span></text:p>
      <text:p text:style-name="P132"><text:span text:style-name="T11">Native Method Stack:</text:span> C/C++ mathiri vera language code use panna adhu inga irukum.</text:p>
      <text:h text:style-name="P14" text:outline-level="4"><text:span text:style-name="Source_20_Text"><text:span text:style-name="T23">Execution Engine</text:span></text:span></text:h>
      <text:p text:style-name="Text_20_body">Bytecode-ah actual machine code (0s and 1s) ah mathi processor-ku anupum.</text:p>
      <text:list text:style-name="L83">
        <text:list-item>
          <text:p text:style-name="P133"><text:span text:style-name="T11">Interpreter:</text:span> Bytecode-ah line-by-line read panni execute panum. Idhu konjam slow.</text:p>
        </text:list-item>
        <text:list-item>
          <text:p text:style-name="P133"><text:span text:style-name="T11">JIT Compiler (Just-In-Time):</text:span> Idhu dhaan Java-va fast aakudhu. Repeat-ah vara code-ah (hotspots) identify panni, adha mothama machine code-ah mathi cache-la vechikum. Adutha vaati adha direct-ah run panum.</text:p>
        </text:list-item>
        <text:list-item>
          <text:p text:style-name="P133"><text:span text:style-name="T11">Garbage Collector (GC):</text:span> Use aagadha objects-ah heap memory la irundhu remove panni memory-ah free panum.</text:p>
        </text:list-item>
      </text:list>
      <text:h text:style-name="P13" text:outline-level="3"><text:span text:style-name="Source_20_Text">Summary Table: Process Flow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Contents">Step</text:p>
            </table:table-cell>
            <table:table-cell table:style-name="Table3.A1" office:value-type="string">
              <text:p text:style-name="Table_20_Contents">Component</text:p>
            </table:table-cell>
            <table:table-cell table:style-name="Table3.A1" office:value-type="string">
              <text:p text:style-name="Table_20_Contents">Input</text:p>
            </table:table-cell>
            <table:table-cell table:style-name="Table3.A1" office:value-type="string">
              <text:p text:style-name="Table_20_Contents">Output</text:p>
            </table:table-cell>
            <table:table-cell table:style-name="Table3.A1" office:value-type="string">
              <text:p text:style-name="Table_20_Contents">Location</text:p>
            </table:table-cell>
          </table:table-row>
        </table:table-header-rows>
        <table:table-row>
          <table:table-cell table:style-name="Table3.A1" office:value-type="string">
            <text:p text:style-name="P30">Write</text:p>
          </table:table-cell>
          <table:table-cell table:style-name="Table3.A1" office:value-type="string">
            <text:p text:style-name="Table_20_Contents">Developer</text:p>
          </table:table-cell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<text:span text:style-name="Source_20_Text">.java</text:span> file</text:p>
          </table:table-cell>
          <table:table-cell table:style-name="Table3.A1" office:value-type="string">
            <text:p text:style-name="Table_20_Contents">Hard Disk</text:p>
          </table:table-cell>
        </table:table-row>
        <table:table-row>
          <table:table-cell table:style-name="Table3.A1" office:value-type="string">
            <text:p text:style-name="P30">Compile</text:p>
          </table:table-cell>
          <table:table-cell table:style-name="Table3.A1" office:value-type="string">
            <text:p text:style-name="Table_20_Contents"><text:span text:style-name="Source_20_Text">javac</text:span></text:p>
          </table:table-cell>
          <table:table-cell table:style-name="Table3.A1" office:value-type="string">
            <text:p text:style-name="Table_20_Contents"><text:span text:style-name="Source_20_Text">.java</text:span> file</text:p>
          </table:table-cell>
          <table:table-cell table:style-name="Table3.A1" office:value-type="string">
            <text:p text:style-name="Table_20_Contents"><text:span text:style-name="Source_20_Text">.class</text:span> (Bytecode)</text:p>
          </table:table-cell>
          <table:table-cell table:style-name="Table3.A1" office:value-type="string">
            <text:p text:style-name="Table_20_Contents">Hard Disk</text:p>
          </table:table-cell>
        </table:table-row>
        <table:table-row>
          <table:table-cell table:style-name="Table3.A1" office:value-type="string">
            <text:p text:style-name="P30">Load</text:p>
          </table:table-cell>
          <table:table-cell table:style-name="Table3.A1" office:value-type="string">
            <text:p text:style-name="Table_20_Contents">Class Loader</text:p>
          </table:table-cell>
          <table:table-cell table:style-name="Table3.A1" office:value-type="string">
            <text:p text:style-name="Table_20_Contents"><text:span text:style-name="Source_20_Text">.class</text:span> file</text:p>
          </table:table-cell>
          <table:table-cell table:style-name="Table3.A1" office:value-type="string">
            <text:p text:style-name="Table_20_Contents">Binary Data</text:p>
          </table:table-cell>
          <table:table-cell table:style-name="Table3.A1" office:value-type="string">
            <text:p text:style-name="Table_20_Contents">RAM (Method Area)</text:p>
          </table:table-cell>
        </table:table-row>
        <table:table-row>
          <table:table-cell table:style-name="Table3.A1" office:value-type="string">
            <text:p text:style-name="P30">Execute</text:p>
          </table:table-cell>
          <table:table-cell table:style-name="Table3.A1" office:value-type="string">
            <text:p text:style-name="Table_20_Contents">JIT / Interpreter</text:p>
          </table:table-cell>
          <table:table-cell table:style-name="Table3.A1" office:value-type="string">
            <text:p text:style-name="Table_20_Contents">Bytecode</text:p>
          </table:table-cell>
          <table:table-cell table:style-name="Table3.A1" office:value-type="string">
            <text:p text:style-name="Table_20_Contents">Machine Code</text:p>
          </table:table-cell>
          <table:table-cell table:style-name="Table3.A1" office:value-type="string">
            <text:p text:style-name="Table_20_Contents">CPU / Processor</text:p>
          </table:table-cell>
        </table:table-row>
      </table:table>
      <text:p text:style-name="P132"><text:span text:style-name="Source_20_Text"/></text:p>
      <text:p text:style-name="P1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times new" svg:font-family="'times new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28:04.446831533</meta:creation-date>
    <dc:date>2026-02-21T15:52:51.733284013</dc:date>
    <meta:editing-duration>PT12S</meta:editing-duration>
    <meta:editing-cycles>1</meta:editing-cycles>
    <meta:document-statistic meta:table-count="3" meta:image-count="0" meta:object-count="0" meta:page-count="14" meta:paragraph-count="389" meta:word-count="2771" meta:character-count="17400" meta:non-whitespace-character-count="15074"/>
    <meta:generator>LibreOffice/24.2.7.2$Linux_X86_64 LibreOffice_project/420$Build-2</meta:generator>
  </office:meta>
</office:document-meta>
</file>